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8.86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31.29mm"/>
    </style:style>
    <style:style style:name="co9" style:family="table-column">
      <style:table-column-properties fo:break-before="auto" style:column-width="26.86mm"/>
    </style:style>
    <style:style style:name="co10" style:family="table-column">
      <style:table-column-properties fo:break-before="auto" style:column-width="29.3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1.5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34.55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33.16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27.64mm"/>
    </style:style>
    <style:style style:name="co19" style:family="table-column">
      <style:table-column-properties fo:break-before="auto" style:column-width="37.59mm"/>
    </style:style>
    <style:style style:name="co20" style:family="table-column">
      <style:table-column-properties fo:break-before="auto" style:column-width="39.53mm"/>
    </style:style>
    <style:style style:name="co21" style:family="table-column">
      <style:table-column-properties fo:break-before="auto" style:column-width="39.25mm"/>
    </style:style>
    <style:style style:name="co22" style:family="table-column">
      <style:table-column-properties fo:break-before="auto" style:column-width="45.33mm"/>
    </style:style>
    <style:style style:name="co23" style:family="table-column">
      <style:table-column-properties fo:break-before="auto" style:column-width="31.79mm"/>
    </style:style>
    <style:style style:name="co24" style:family="table-column">
      <style:table-column-properties fo:break-before="auto" style:column-width="33.44mm"/>
    </style:style>
    <style:style style:name="co25" style:family="table-column">
      <style:table-column-properties fo:break-before="auto" style:column-width="30.67mm"/>
    </style:style>
    <style:style style:name="co26" style:family="table-column">
      <style:table-column-properties fo:break-before="auto" style:column-width="35.65mm"/>
    </style:style>
    <style:style style:name="co27" style:family="table-column">
      <style:table-column-properties fo:break-before="auto" style:column-width="29.3mm"/>
    </style:style>
    <style:style style:name="co28" style:family="table-column">
      <style:table-column-properties fo:break-before="auto" style:column-width="29.02mm"/>
    </style:style>
    <style:style style:name="co29" style:family="table-column">
      <style:table-column-properties fo:break-before="auto" style:column-width="28.73mm"/>
    </style:style>
    <style:style style:name="co30" style:family="table-column">
      <style:table-column-properties fo:break-before="auto" style:column-width="32.07mm"/>
    </style:style>
    <style:style style:name="co31" style:family="table-column">
      <style:table-column-properties fo:break-before="auto" style:column-width="33.99mm"/>
    </style:style>
    <style:style style:name="co32" style:family="table-column">
      <style:table-column-properties fo:break-before="auto" style:column-width="38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-Tabelle_20_Ecke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-Tabelle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-Tabelle_20_Wert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-Tabelle_20_Wert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-Tabelle_20_Wert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-Tabelle_20_Ergebnis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13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-Tabelle_20_Wert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-Tabelle_20_Wert" style:data-style-name="N0"/>
    <style:style style:name="ce16" style:family="table-cell" style:parent-style-name="Pivot-Tabelle_20_Wert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-Tabelle_20_Ergebnis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-Tabelle_20_Kategorie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-Tabelle_20_Wert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-Tabelle_20_Wert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-Tabelle_20_Wert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-Tabelle_20_Ergebnis" style:data-style-name="N0">
      <style:table-cell-properties fo:border-bottom="2.01pt solid #000000" fo:border-left="none" fo:border-right="2.01pt solid #000000" fo:border-top="0.99pt solid #000000"/>
    </style:style>
    <style:style style:name="ce24" style:family="table-cell" style:parent-style-name="Pivot-Tabelle_20_Kategorie" style:data-style-name="N0">
      <style:table-cell-properties fo:border-bottom="0.99pt solid #000000" fo:background-color="#ffff00" fo:border-left="none" fo:border-right="none" fo:border-top="none"/>
    </style:style>
    <style:style style:name="ce25" style:family="table-cell" style:parent-style-name="Pivot-Tabelle_20_Wert" style:data-style-name="N0">
      <style:table-cell-properties fo:border-bottom="none" fo:background-color="#ffff00" fo:border-left="none" fo:border-right="none" fo:border-top="0.99pt solid #000000"/>
    </style:style>
    <style:style style:name="ce26" style:family="table-cell" style:parent-style-name="Pivot-Tabelle_20_Wert" style:data-style-name="N0">
      <style:table-cell-properties fo:background-color="#ffff00"/>
    </style:style>
    <style:style style:name="ce27" style:family="table-cell" style:parent-style-name="Pivot-Tabelle_20_Wert" style:data-style-name="N0">
      <style:table-cell-properties fo:border-bottom="0.99pt solid #000000" fo:background-color="#ffff00" fo:border-left="none" fo:border-right="none" fo:border-top="none"/>
    </style:style>
    <style:style style:name="ce28" style:family="table-cell" style:parent-style-name="Pivot-Tabelle_20_Ergebnis" style:data-style-name="N0">
      <style:table-cell-properties fo:border-bottom="2.01pt solid #000000" fo:background-color="#ffff00" fo:border-left="none" fo:border-right="none" fo:border-top="0.99pt solid #000000"/>
    </style:style>
  </office:automatic-styles>
  <office:body>
    <office:spreadsheet>
      <table:calculation-settings table:automatic-find-labels="false"/>
      <table:table table:name="dataset134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eighbours</text:p>
          </table:table-cell>
          <table:table-cell office:value-type="string" calcext:value-type="string">
            <text:p>max_no_improv</text:p>
          </table:table-cell>
          <table:table-cell office:value-type="string" calcext:value-type="string">
            <text:p>max_no_improv_l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est_iteration</text:p>
          </table:table-cell>
          <table:table-cell office:value-type="string" calcext:value-type="string">
            <text:p>initial_costs</text:p>
          </table:table-cell>
          <table:table-cell office:value-type="string" calcext:value-type="string">
            <text:p>initial_distance</text:p>
          </table:table-cell>
          <table:table-cell office:value-type="string" calcext:value-type="string">
            <text:p>best_costs</text:p>
          </table:table-cell>
          <table:table-cell office:value-type="string" calcext:value-type="string">
            <text:p>best_distance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110639" calcext:value-type="float">
            <text:p>0,0701106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546.43256588388" calcext:value-type="float">
            <text:p>3546,4325658839</text:p>
          </table:table-cell>
          <table:table-cell office:value-type="float" office:value="168.467297501347" calcext:value-type="float">
            <text:p>168,4672975013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110639" calcext:value-type="float">
            <text:p>0,0701106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35.96940295676" calcext:value-type="float">
            <text:p>2535,9694029568</text:p>
          </table:table-cell>
          <table:table-cell office:value-type="float" office:value="141.886944011712" calcext:value-type="float">
            <text:p>141,8869440117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6601697" calcext:value-type="float">
            <text:p>0,0666016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922.19249948193" calcext:value-type="float">
            <text:p>3922,1924994819</text:p>
          </table:table-cell>
          <table:table-cell office:value-type="float" office:value="182.713261462037" calcext:value-type="float">
            <text:p>182,713261462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6601697" calcext:value-type="float">
            <text:p>0,0666016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99.83895794072" calcext:value-type="float">
            <text:p>2899,8389579407</text:p>
          </table:table-cell>
          <table:table-cell office:value-type="float" office:value="151.877837642934" calcext:value-type="float">
            <text:p>151,8778376429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4459713" calcext:value-type="float">
            <text:p>0,0644597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81.03174023069" calcext:value-type="float">
            <text:p>1981,0317402307</text:p>
          </table:table-cell>
          <table:table-cell office:value-type="float" office:value="109.724997868304" calcext:value-type="float">
            <text:p>109,7249978683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4459713" calcext:value-type="float">
            <text:p>0,0644597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10.47212008983" calcext:value-type="float">
            <text:p>1210,4721200898</text:p>
          </table:table-cell>
          <table:table-cell office:value-type="float" office:value="78.8977350998282" calcext:value-type="float">
            <text:p>78,8977350998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504709" calcext:value-type="float">
            <text:p>0,0695047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79.5000486737" calcext:value-type="float">
            <text:p>3079,5000486737</text:p>
          </table:table-cell>
          <table:table-cell office:value-type="float" office:value="160.902767074761" calcext:value-type="float">
            <text:p>160,9027670748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504709" calcext:value-type="float">
            <text:p>0,0695047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21.66454011695" calcext:value-type="float">
            <text:p>2921,664540117</text:p>
          </table:table-cell>
          <table:table-cell office:value-type="float" office:value="197.014636394846" calcext:value-type="float">
            <text:p>197,0146363948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750039" calcext:value-type="float">
            <text:p>0,067500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07.7539163683" calcext:value-type="float">
            <text:p>2707,7539163683</text:p>
          </table:table-cell>
          <table:table-cell office:value-type="float" office:value="124.505296519346" calcext:value-type="float">
            <text:p>124,5052965193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750039" calcext:value-type="float">
            <text:p>0,067500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6519935" calcext:value-type="float">
            <text:p>0,0665199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80.10459172473" calcext:value-type="float">
            <text:p>1880,1045917247</text:p>
          </table:table-cell>
          <table:table-cell office:value-type="float" office:value="115.560195436563" calcext:value-type="float">
            <text:p>115,5601954366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6519935" calcext:value-type="float">
            <text:p>0,0665199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75.22349259061" calcext:value-type="float">
            <text:p>2675,2234925906</text:p>
          </table:table-cell>
          <table:table-cell office:value-type="float" office:value="197.486832980505" calcext:value-type="float">
            <text:p>197,4868329805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175075" calcext:value-type="float">
            <text:p>0,0701750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85.01639064024" calcext:value-type="float">
            <text:p>2085,0163906402</text:p>
          </table:table-cell>
          <table:table-cell office:value-type="float" office:value="95.6457011455284" calcext:value-type="float">
            <text:p>95,6457011455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175075" calcext:value-type="float">
            <text:p>0,0701750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60.4593827954" calcext:value-type="float">
            <text:p>1360,4593827954</text:p>
          </table:table-cell>
          <table:table-cell office:value-type="float" office:value="70.0384048104053" calcext:value-type="float">
            <text:p>70,0384048104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883852" calcext:value-type="float">
            <text:p>0,0738838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742.97989412288" calcext:value-type="float">
            <text:p>2742,9798941229</text:p>
          </table:table-cell>
          <table:table-cell office:value-type="float" office:value="128.350577877416" calcext:value-type="float">
            <text:p>128,3505778774</text:p>
          </table:table-cell>
          <table:table-cell office:value-type="float" office:value="1782.27869768517" calcext:value-type="float">
            <text:p>1782,2786976852</text:p>
          </table:table-cell>
          <table:table-cell office:value-type="float" office:value="92.0778728996245" calcext:value-type="float">
            <text:p>92,077872899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883852" calcext:value-type="float">
            <text:p>0,0738838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142.37001128081" calcext:value-type="float">
            <text:p>2142,3700112808</text:p>
          </table:table-cell>
          <table:table-cell office:value-type="float" office:value="109.790542061137" calcext:value-type="float">
            <text:p>109,7905420611</text:p>
          </table:table-cell>
          <table:table-cell office:value-type="float" office:value="1020.77328518513" calcext:value-type="float">
            <text:p>1020,7732851851</text:p>
          </table:table-cell>
          <table:table-cell office:value-type="float" office:value="66.2424655692686" calcext:value-type="float">
            <text:p>66,242465569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6889809" calcext:value-type="float">
            <text:p>0,0668898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41.88873392721" calcext:value-type="float">
            <text:p>2741,8887339272</text:p>
          </table:table-cell>
          <table:table-cell office:value-type="float" office:value="148.223485993692" calcext:value-type="float">
            <text:p>148,223485993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6889809" calcext:value-type="float">
            <text:p>0,0668898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14.81034603863" calcext:value-type="float">
            <text:p>3014,8103460386</text:p>
          </table:table-cell>
          <table:table-cell office:value-type="float" office:value="201.073061428773" calcext:value-type="float">
            <text:p>201,0730614288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416065" calcext:value-type="float">
            <text:p>0,0714160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84.24762364162" calcext:value-type="float">
            <text:p>3284,2476236416</text:p>
          </table:table-cell>
          <table:table-cell office:value-type="float" office:value="144.082325081809" calcext:value-type="float">
            <text:p>144,0823250818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416065" calcext:value-type="float">
            <text:p>0,0714160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30" calcext:value-type="float">
            <text:p>2830</text:p>
          </table:table-cell>
          <table:table-cell office:value-type="float" office:value="140" calcext:value-type="float">
            <text:p>140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016479" calcext:value-type="float">
            <text:p>0,0700164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674.72749233828" calcext:value-type="float">
            <text:p>2674,7274923383</text:p>
          </table:table-cell>
          <table:table-cell office:value-type="float" office:value="133.62583007332" calcext:value-type="float">
            <text:p>133,6258300733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016479" calcext:value-type="float">
            <text:p>0,0700164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702.68149495079" calcext:value-type="float">
            <text:p>2702,6814949508</text:p>
          </table:table-cell>
          <table:table-cell office:value-type="float" office:value="148.529866053804" calcext:value-type="float">
            <text:p>148,5298660538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33996" calcext:value-type="float">
            <text:p>0,069339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45.44796481158" calcext:value-type="float">
            <text:p>2645,4479648116</text:p>
          </table:table-cell>
          <table:table-cell office:value-type="float" office:value="125.954176581686" calcext:value-type="float">
            <text:p>125,954176581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33996" calcext:value-type="float">
            <text:p>0,069339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65.91348200223" calcext:value-type="float">
            <text:p>1965,9134820022</text:p>
          </table:table-cell>
          <table:table-cell office:value-type="float" office:value="102.16335243262" calcext:value-type="float">
            <text:p>102,1633524326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7839909" calcext:value-type="float">
            <text:p>0,0678399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33.97296924766" calcext:value-type="float">
            <text:p>3433,9729692477</text:p>
          </table:table-cell>
          <table:table-cell office:value-type="float" office:value="157.672146103934" calcext:value-type="float">
            <text:p>157,6721461039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7839909" calcext:value-type="float">
            <text:p>0,0678399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27.40846711084" calcext:value-type="float">
            <text:p>2727,4084671108</text:p>
          </table:table-cell>
          <table:table-cell office:value-type="float" office:value="128.630710493112" calcext:value-type="float">
            <text:p>128,6307104931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468879" calcext:value-type="float">
            <text:p>0,074688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81.98223678525" calcext:value-type="float">
            <text:p>3281,9822367853</text:p>
          </table:table-cell>
          <table:table-cell office:value-type="float" office:value="153.834848954422" calcext:value-type="float">
            <text:p>153,8348489544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468879" calcext:value-type="float">
            <text:p>0,074688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57.04749265978" calcext:value-type="float">
            <text:p>2357,0474926598</text:p>
          </table:table-cell>
          <table:table-cell office:value-type="float" office:value="111.971422738144" calcext:value-type="float">
            <text:p>111,9714227381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90967" calcext:value-type="float">
            <text:p>0,069909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56.0727037645" calcext:value-type="float">
            <text:p>2756,0727037645</text:p>
          </table:table-cell>
          <table:table-cell office:value-type="float" office:value="137.879004204034" calcext:value-type="float">
            <text:p>137,87900420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90967" calcext:value-type="float">
            <text:p>0,069909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94.06157718142" calcext:value-type="float">
            <text:p>2094,0615771814</text:p>
          </table:table-cell>
          <table:table-cell office:value-type="float" office:value="116.114672918923" calcext:value-type="float">
            <text:p>116,1146729189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872387" calcext:value-type="float">
            <text:p>0,0708723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81.03174023069" calcext:value-type="float">
            <text:p>1981,0317402307</text:p>
          </table:table-cell>
          <table:table-cell office:value-type="float" office:value="109.724997868304" calcext:value-type="float">
            <text:p>109,7249978683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872387" calcext:value-type="float">
            <text:p>0,0708723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10.47212008983" calcext:value-type="float">
            <text:p>1210,4721200898</text:p>
          </table:table-cell>
          <table:table-cell office:value-type="float" office:value="78.8977350998282" calcext:value-type="float">
            <text:p>78,8977350998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7609737" calcext:value-type="float">
            <text:p>0,0676097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21.52275223509" calcext:value-type="float">
            <text:p>2621,5227522351</text:p>
          </table:table-cell>
          <table:table-cell office:value-type="float" office:value="160.550904885885" calcext:value-type="float">
            <text:p>160,5509048859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7609737" calcext:value-type="float">
            <text:p>0,0676097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67.33329539419" calcext:value-type="float">
            <text:p>1967,3332953942</text:p>
          </table:table-cell>
          <table:table-cell office:value-type="float" office:value="139.64102272263" calcext:value-type="float">
            <text:p>139,6410227226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8313319" calcext:value-type="float">
            <text:p>0,07831331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892.55497011233" calcext:value-type="float">
            <text:p>2892,5549701123</text:p>
          </table:table-cell>
          <table:table-cell office:value-type="float" office:value="167.131887598528" calcext:value-type="float">
            <text:p>167,1318875985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8313319" calcext:value-type="float">
            <text:p>0,07831331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193.26960417699" calcext:value-type="float">
            <text:p>2193,269604177</text:p>
          </table:table-cell>
          <table:table-cell office:value-type="float" office:value="140.675716353005" calcext:value-type="float">
            <text:p>140,675716353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982629" calcext:value-type="float">
            <text:p>0,07098262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18.66767009829" calcext:value-type="float">
            <text:p>2818,6676700983</text:p>
          </table:table-cell>
          <table:table-cell office:value-type="float" office:value="121.982589638093" calcext:value-type="float">
            <text:p>121,9825896381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982629" calcext:value-type="float">
            <text:p>0,07098262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59.86211649937" calcext:value-type="float">
            <text:p>1559,8621164994</text:p>
          </table:table-cell>
          <table:table-cell office:value-type="float" office:value="70.2277050265074" calcext:value-type="float">
            <text:p>70,2277050265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24552" calcext:value-type="float">
            <text:p>0,077245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09.79332915175" calcext:value-type="float">
            <text:p>3109,7933291518</text:p>
          </table:table-cell>
          <table:table-cell office:value-type="float" office:value="143.969428045679" calcext:value-type="float">
            <text:p>143,969428045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24552" calcext:value-type="float">
            <text:p>0,077245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14" calcext:value-type="float">
            <text:p>2814</text:p>
          </table:table-cell>
          <table:table-cell office:value-type="float" office:value="140" calcext:value-type="float">
            <text:p>140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2283725" calcext:value-type="float">
            <text:p>0,0622837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62.35417211755" calcext:value-type="float">
            <text:p>2362,3541721176</text:p>
          </table:table-cell>
          <table:table-cell office:value-type="float" office:value="141.923897891929" calcext:value-type="float">
            <text:p>141,9238978919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2283725" calcext:value-type="float">
            <text:p>0,0622837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80.46436420104" calcext:value-type="float">
            <text:p>1880,464364201</text:p>
          </table:table-cell>
          <table:table-cell office:value-type="float" office:value="132.435570461983" calcext:value-type="float">
            <text:p>132,435570462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681483" calcext:value-type="float">
            <text:p>0,0706814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33.97296924766" calcext:value-type="float">
            <text:p>3433,9729692477</text:p>
          </table:table-cell>
          <table:table-cell office:value-type="float" office:value="157.672146103934" calcext:value-type="float">
            <text:p>157,6721461039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681483" calcext:value-type="float">
            <text:p>0,0706814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27.40846711084" calcext:value-type="float">
            <text:p>2727,4084671108</text:p>
          </table:table-cell>
          <table:table-cell office:value-type="float" office:value="128.630710493112" calcext:value-type="float">
            <text:p>128,6307104931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8915713" calcext:value-type="float">
            <text:p>0,0789157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49.13798421421" calcext:value-type="float">
            <text:p>2349,1379842142</text:p>
          </table:table-cell>
          <table:table-cell office:value-type="float" office:value="140.438137557874" calcext:value-type="float">
            <text:p>140,4381375579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8915713" calcext:value-type="float">
            <text:p>0,0789157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9.92770034691" calcext:value-type="float">
            <text:p>2019,9277003469</text:p>
          </table:table-cell>
          <table:table-cell office:value-type="float" office:value="145.439088914586" calcext:value-type="float">
            <text:p>145,4390889146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825302" calcext:value-type="float">
            <text:p>0,0708253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931.75031697216" calcext:value-type="float">
            <text:p>2931,7503169722</text:p>
          </table:table-cell>
          <table:table-cell office:value-type="float" office:value="136.097987770791" calcext:value-type="float">
            <text:p>136,0979877708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825302" calcext:value-type="float">
            <text:p>0,0708253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851.79521762238" calcext:value-type="float">
            <text:p>1851,7952176224</text:p>
          </table:table-cell>
          <table:table-cell office:value-type="float" office:value="98.2236761485243" calcext:value-type="float">
            <text:p>98,2236761485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6256856" calcext:value-type="float">
            <text:p>0,0762568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044.39070241838" calcext:value-type="float">
            <text:p>3044,3907024184</text:p>
          </table:table-cell>
          <table:table-cell office:value-type="float" office:value="144.089232337685" calcext:value-type="float">
            <text:p>144,0892323377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6256856" calcext:value-type="float">
            <text:p>0,0762568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011.7376624976" calcext:value-type="float">
            <text:p>2011,7376624976</text:p>
          </table:table-cell>
          <table:table-cell office:value-type="float" office:value="101.073588537299" calcext:value-type="float">
            <text:p>101,07358853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734372" calcext:value-type="float">
            <text:p>0,0707343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346.30202248513" calcext:value-type="float">
            <text:p>3346,3020224851</text:p>
          </table:table-cell>
          <table:table-cell office:value-type="float" office:value="163.605921746525" calcext:value-type="float">
            <text:p>163,605921746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734372" calcext:value-type="float">
            <text:p>0,0707343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941.18653131805" calcext:value-type="float">
            <text:p>2941,1865313181</text:p>
          </table:table-cell>
          <table:table-cell office:value-type="float" office:value="168.913693429998" calcext:value-type="float">
            <text:p>168,91369343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710994" calcext:value-type="float">
            <text:p>0,0687109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24.11627599052" calcext:value-type="float">
            <text:p>2824,1162759905</text:p>
          </table:table-cell>
          <table:table-cell office:value-type="float" office:value="147.852860977579" calcext:value-type="float">
            <text:p>147,8528609776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710994" calcext:value-type="float">
            <text:p>0,0687109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01.60453835647" calcext:value-type="float">
            <text:p>3201,6045383565</text:p>
          </table:table-cell>
          <table:table-cell office:value-type="float" office:value="188.147292847085" calcext:value-type="float">
            <text:p>188,1472928471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722775" calcext:value-type="float">
            <text:p>0,0697227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83.60153784071" calcext:value-type="float">
            <text:p>3283,6015378407</text:p>
          </table:table-cell>
          <table:table-cell office:value-type="float" office:value="186.334132335225" calcext:value-type="float">
            <text:p>186,3341323352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722775" calcext:value-type="float">
            <text:p>0,0697227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589.83818704374" calcext:value-type="float">
            <text:p>3589,8381870437</text:p>
          </table:table-cell>
          <table:table-cell office:value-type="float" office:value="214.670622333046" calcext:value-type="float">
            <text:p>214,67062233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576313" calcext:value-type="float">
            <text:p>0,0735763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10.54205062242" calcext:value-type="float">
            <text:p>2110,5420506224</text:p>
          </table:table-cell>
          <table:table-cell office:value-type="float" office:value="108.121423577605" calcext:value-type="float">
            <text:p>108,1214235776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576313" calcext:value-type="float">
            <text:p>0,0735763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68.58708380312" calcext:value-type="float">
            <text:p>2668,5870838031</text:p>
          </table:table-cell>
          <table:table-cell office:value-type="float" office:value="164.492422502471" calcext:value-type="float">
            <text:p>164,4924225025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484977" calcext:value-type="float">
            <text:p>0,0734849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91.22587199838" calcext:value-type="float">
            <text:p>3391,2258719984</text:p>
          </table:table-cell>
          <table:table-cell office:value-type="float" office:value="148.275277344239" calcext:value-type="float">
            <text:p>148,2752773442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484977" calcext:value-type="float">
            <text:p>0,0734849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70" calcext:value-type="float">
            <text:p>3470</text:p>
          </table:table-cell>
          <table:table-cell office:value-type="float" office:value="158" calcext:value-type="float">
            <text:p>158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439446" calcext:value-type="float">
            <text:p>0,0704394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76.32664706219" calcext:value-type="float">
            <text:p>2076,3266470622</text:p>
          </table:table-cell>
          <table:table-cell office:value-type="float" office:value="104.411848745456" calcext:value-type="float">
            <text:p>104,411848745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439446" calcext:value-type="float">
            <text:p>0,0704394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15.63621573638" calcext:value-type="float">
            <text:p>2115,6362157364</text:p>
          </table:table-cell>
          <table:table-cell office:value-type="float" office:value="128.571155468592" calcext:value-type="float">
            <text:p>128,5711554686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4301875" calcext:value-type="float">
            <text:p>0,0743018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84.24762364162" calcext:value-type="float">
            <text:p>3284,2476236416</text:p>
          </table:table-cell>
          <table:table-cell office:value-type="float" office:value="144.082325081809" calcext:value-type="float">
            <text:p>144,0823250818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4301875" calcext:value-type="float">
            <text:p>0,0743018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30" calcext:value-type="float">
            <text:p>2830</text:p>
          </table:table-cell>
          <table:table-cell office:value-type="float" office:value="140" calcext:value-type="float">
            <text:p>140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808576" calcext:value-type="float">
            <text:p>0,0708085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14.5771404898" calcext:value-type="float">
            <text:p>3414,5771404898</text:p>
          </table:table-cell>
          <table:table-cell office:value-type="float" office:value="153.210639982065" calcext:value-type="float">
            <text:p>153,2106399821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808576" calcext:value-type="float">
            <text:p>0,0708085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90.60902374246" calcext:value-type="float">
            <text:p>2490,6090237425</text:p>
          </table:table-cell>
          <table:table-cell office:value-type="float" office:value="113.879420986652" calcext:value-type="float">
            <text:p>113,8794209867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0573816" calcext:value-type="float">
            <text:p>0,0805738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664.70724429106" calcext:value-type="float">
            <text:p>2664,7072442911</text:p>
          </table:table-cell>
          <table:table-cell office:value-type="float" office:value="120.389684037678" calcext:value-type="float">
            <text:p>120,3896840377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0573816" calcext:value-type="float">
            <text:p>0,0805738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943.34268937713" calcext:value-type="float">
            <text:p>1943,3426893771</text:p>
          </table:table-cell>
          <table:table-cell office:value-type="float" office:value="99.2195444572929" calcext:value-type="float">
            <text:p>99,2195444573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762002" calcext:value-type="float">
            <text:p>0,0717620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09.79332915175" calcext:value-type="float">
            <text:p>3109,7933291518</text:p>
          </table:table-cell>
          <table:table-cell office:value-type="float" office:value="143.969428045679" calcext:value-type="float">
            <text:p>143,969428045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762002" calcext:value-type="float">
            <text:p>0,0717620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14" calcext:value-type="float">
            <text:p>2814</text:p>
          </table:table-cell>
          <table:table-cell office:value-type="float" office:value="140" calcext:value-type="float">
            <text:p>140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6374108" calcext:value-type="float">
            <text:p>0,0763741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083.24855317446" calcext:value-type="float">
            <text:p>3083,2485531745</text:p>
          </table:table-cell>
          <table:table-cell office:value-type="float" office:value="141.333857838139" calcext:value-type="float">
            <text:p>141,3338578381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6374108" calcext:value-type="float">
            <text:p>0,0763741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553" calcext:value-type="float">
            <text:p>2553</text:p>
          </table:table-cell>
          <table:table-cell office:value-type="float" office:value="126" calcext:value-type="float">
            <text:p>126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2576512" calcext:value-type="float">
            <text:p>0,0625765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2576512" calcext:value-type="float">
            <text:p>0,0625765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254369" calcext:value-type="float">
            <text:p>0,0682543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50.98471894027" calcext:value-type="float">
            <text:p>2350,9847189403</text:p>
          </table:table-cell>
          <table:table-cell office:value-type="float" office:value="102.710869060543" calcext:value-type="float">
            <text:p>102,710869060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254369" calcext:value-type="float">
            <text:p>0,0682543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40" calcext:value-type="float">
            <text:p>2540</text:p>
          </table:table-cell>
          <table:table-cell office:value-type="float" office:value="130" calcext:value-type="float">
            <text:p>130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32087" calcext:value-type="float">
            <text:p>0,077320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330.27523811536" calcext:value-type="float">
            <text:p>3330,2752381154</text:p>
          </table:table-cell>
          <table:table-cell office:value-type="float" office:value="187.815514796744" calcext:value-type="float">
            <text:p>187,815514796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32087" calcext:value-type="float">
            <text:p>0,077320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96.34677116039" calcext:value-type="float">
            <text:p>3296,3467711604</text:p>
          </table:table-cell>
          <table:table-cell office:value-type="float" office:value="213.591291136476" calcext:value-type="float">
            <text:p>213,5912911365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4842163" calcext:value-type="float">
            <text:p>0,0848421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492.76364545397" calcext:value-type="float">
            <text:p>3492,763645454</text:p>
          </table:table-cell>
          <table:table-cell office:value-type="float" office:value="170.487392344299" calcext:value-type="float">
            <text:p>170,4873923443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4842163" calcext:value-type="float">
            <text:p>0,0848421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340.81887581947" calcext:value-type="float">
            <text:p>2340,8188758195</text:p>
          </table:table-cell>
          <table:table-cell office:value-type="float" office:value="129.11530838417" calcext:value-type="float">
            <text:p>129,1153083842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604903" calcext:value-type="float">
            <text:p>0,0726049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97.9111546371" calcext:value-type="float">
            <text:p>1797,9111546371</text:p>
          </table:table-cell>
          <table:table-cell office:value-type="float" office:value="102.287064210948" calcext:value-type="float">
            <text:p>102,2870642109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604903" calcext:value-type="float">
            <text:p>0,0726049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49.50688053257" calcext:value-type="float">
            <text:p>1749,5068805326</text:p>
          </table:table-cell>
          <table:table-cell office:value-type="float" office:value="123.592575512122" calcext:value-type="float">
            <text:p>123,5925755121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548529" calcext:value-type="float">
            <text:p>0,06954852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45.40667348305" calcext:value-type="float">
            <text:p>3145,4066734831</text:p>
          </table:table-cell>
          <table:table-cell office:value-type="float" office:value="144.630620639918" calcext:value-type="float">
            <text:p>144,6306206399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548529" calcext:value-type="float">
            <text:p>0,06954852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15.01841887749" calcext:value-type="float">
            <text:p>2915,0184188775</text:p>
          </table:table-cell>
          <table:table-cell office:value-type="float" office:value="137.163816367292" calcext:value-type="float">
            <text:p>137,16381636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657306" calcext:value-type="float">
            <text:p>0,0726573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612.42276037625" calcext:value-type="float">
            <text:p>2612,4227603763</text:p>
          </table:table-cell>
          <table:table-cell office:value-type="float" office:value="113.675891915427" calcext:value-type="float">
            <text:p>113,675891915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657306" calcext:value-type="float">
            <text:p>0,0726573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800.4593827954" calcext:value-type="float">
            <text:p>2800,4593827954</text:p>
          </table:table-cell>
          <table:table-cell office:value-type="float" office:value="142.038404810405" calcext:value-type="float">
            <text:p>142,0384048104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334834" calcext:value-type="float">
            <text:p>0,0733348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937.66781909462" calcext:value-type="float">
            <text:p>3937,6678190946</text:p>
          </table:table-cell>
          <table:table-cell office:value-type="float" office:value="193.699008491141" calcext:value-type="float">
            <text:p>193,6990084911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334834" calcext:value-type="float">
            <text:p>0,0733348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200.90966257776" calcext:value-type="float">
            <text:p>4200,9096625778</text:p>
          </table:table-cell>
          <table:table-cell office:value-type="float" office:value="237.580769076608" calcext:value-type="float">
            <text:p>237,5807690766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6339974" calcext:value-type="float">
            <text:p>0,0663399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83.60153784071" calcext:value-type="float">
            <text:p>3283,6015378407</text:p>
          </table:table-cell>
          <table:table-cell office:value-type="float" office:value="186.334132335225" calcext:value-type="float">
            <text:p>186,3341323352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6339974" calcext:value-type="float">
            <text:p>0,0663399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589.83818704374" calcext:value-type="float">
            <text:p>3589,8381870437</text:p>
          </table:table-cell>
          <table:table-cell office:value-type="float" office:value="214.670622333046" calcext:value-type="float">
            <text:p>214,67062233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30201" calcext:value-type="float">
            <text:p>0,069302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64.70724429106" calcext:value-type="float">
            <text:p>2664,7072442911</text:p>
          </table:table-cell>
          <table:table-cell office:value-type="float" office:value="120.389684037678" calcext:value-type="float">
            <text:p>120,3896840377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30201" calcext:value-type="float">
            <text:p>0,069302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43.34268937713" calcext:value-type="float">
            <text:p>1943,3426893771</text:p>
          </table:table-cell>
          <table:table-cell office:value-type="float" office:value="99.2195444572929" calcext:value-type="float">
            <text:p>99,21954445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474015" calcext:value-type="float">
            <text:p>0,0694740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03.74650382116" calcext:value-type="float">
            <text:p>3403,7465038212</text:p>
          </table:table-cell>
          <table:table-cell office:value-type="float" office:value="156.939127421495" calcext:value-type="float">
            <text:p>156,9391274215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474015" calcext:value-type="float">
            <text:p>0,0694740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77.29812492676" calcext:value-type="float">
            <text:p>2777,2981249268</text:p>
          </table:table-cell>
          <table:table-cell office:value-type="float" office:value="138.08679276123" calcext:value-type="float">
            <text:p>138,086792761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641292" calcext:value-type="float">
            <text:p>0,0776412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239.32748652228" calcext:value-type="float">
            <text:p>2239,3274865223</text:p>
          </table:table-cell>
          <table:table-cell office:value-type="float" office:value="137.645006010375" calcext:value-type="float">
            <text:p>137,645006010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641292" calcext:value-type="float">
            <text:p>0,0776412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96.94728919493" calcext:value-type="float">
            <text:p>2096,9472891949</text:p>
          </table:table-cell>
          <table:table-cell office:value-type="float" office:value="150.454902543191" calcext:value-type="float">
            <text:p>150,4549025432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827503" calcext:value-type="float">
            <text:p>0,0718275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860.52836461874" calcext:value-type="float">
            <text:p>2860,5283646187</text:p>
          </table:table-cell>
          <table:table-cell office:value-type="float" office:value="143.737279381169" calcext:value-type="float">
            <text:p>143,7372793812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827503" calcext:value-type="float">
            <text:p>0,0718275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303.30701493881" calcext:value-type="float">
            <text:p>2303,3070149388</text:p>
          </table:table-cell>
          <table:table-cell office:value-type="float" office:value="134.723868308204" calcext:value-type="float">
            <text:p>134,7238683082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246861" calcext:value-type="float">
            <text:p>0,0722468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70.49003005219" calcext:value-type="float">
            <text:p>2270,4900300522</text:p>
          </table:table-cell>
          <table:table-cell office:value-type="float" office:value="143.888295445469" calcext:value-type="float">
            <text:p>143,8882954455</text:p>
          </table:table-cell>
          <table:table-cell office:value-type="float" office:value="1782.27869768517" calcext:value-type="float">
            <text:p>1782,2786976852</text:p>
          </table:table-cell>
          <table:table-cell office:value-type="float" office:value="92.0778728996245" calcext:value-type="float">
            <text:p>92,077872899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246861" calcext:value-type="float">
            <text:p>0,0722468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66.76026149032" calcext:value-type="float">
            <text:p>1866,7602614903</text:p>
          </table:table-cell>
          <table:table-cell office:value-type="float" office:value="137.609774492482" calcext:value-type="float">
            <text:p>137,6097744925</text:p>
          </table:table-cell>
          <table:table-cell office:value-type="float" office:value="1020.77328518513" calcext:value-type="float">
            <text:p>1020,7732851851</text:p>
          </table:table-cell>
          <table:table-cell office:value-type="float" office:value="66.2424655692686" calcext:value-type="float">
            <text:p>66,242465569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268571" calcext:value-type="float">
            <text:p>0,0692685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492.76364545397" calcext:value-type="float">
            <text:p>3492,763645454</text:p>
          </table:table-cell>
          <table:table-cell office:value-type="float" office:value="170.487392344299" calcext:value-type="float">
            <text:p>170,4873923443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268571" calcext:value-type="float">
            <text:p>0,0692685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340.81887581947" calcext:value-type="float">
            <text:p>2340,8188758195</text:p>
          </table:table-cell>
          <table:table-cell office:value-type="float" office:value="129.11530838417" calcext:value-type="float">
            <text:p>129,115308384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139178" calcext:value-type="float">
            <text:p>0,0791391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145.40667348305" calcext:value-type="float">
            <text:p>3145,4066734831</text:p>
          </table:table-cell>
          <table:table-cell office:value-type="float" office:value="144.630620639918" calcext:value-type="float">
            <text:p>144,6306206399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139178" calcext:value-type="float">
            <text:p>0,0791391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915.01841887749" calcext:value-type="float">
            <text:p>2915,0184188775</text:p>
          </table:table-cell>
          <table:table-cell office:value-type="float" office:value="137.163816367292" calcext:value-type="float">
            <text:p>137,16381636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64384" calcext:value-type="float">
            <text:p>0,072643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71.25017961432" calcext:value-type="float">
            <text:p>2671,2501796143</text:p>
          </table:table-cell>
          <table:table-cell office:value-type="float" office:value="148.264798964523" calcext:value-type="float">
            <text:p>148,2647989645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64384" calcext:value-type="float">
            <text:p>0,072643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74" calcext:value-type="float">
            <text:p>2474</text:p>
          </table:table-cell>
          <table:table-cell office:value-type="float" office:value="181" calcext:value-type="float">
            <text:p>18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793944" calcext:value-type="float">
            <text:p>0,0707939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22.54498749811" calcext:value-type="float">
            <text:p>1822,5449874981</text:p>
          </table:table-cell>
          <table:table-cell office:value-type="float" office:value="96.8302786267867" calcext:value-type="float">
            <text:p>96,8302786268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793944" calcext:value-type="float">
            <text:p>0,0707939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54.2426152428" calcext:value-type="float">
            <text:p>1354,2426152428</text:p>
          </table:table-cell>
          <table:table-cell office:value-type="float" office:value="81.7466733855946" calcext:value-type="float">
            <text:p>81,7466733856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5241938" calcext:value-type="float">
            <text:p>0,0652419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362.4115172528" calcext:value-type="float">
            <text:p>2362,4115172528</text:p>
          </table:table-cell>
          <table:table-cell office:value-type="float" office:value="136.482698651485" calcext:value-type="float">
            <text:p>136,482698651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5241938" calcext:value-type="float">
            <text:p>0,0652419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42" calcext:value-type="float">
            <text:p>142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091622" calcext:value-type="float">
            <text:p>0,06909162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18.66767009829" calcext:value-type="float">
            <text:p>2818,6676700983</text:p>
          </table:table-cell>
          <table:table-cell office:value-type="float" office:value="121.982589638093" calcext:value-type="float">
            <text:p>121,9825896381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091622" calcext:value-type="float">
            <text:p>0,06909162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59.86211649937" calcext:value-type="float">
            <text:p>1559,8621164994</text:p>
          </table:table-cell>
          <table:table-cell office:value-type="float" office:value="70.2277050265074" calcext:value-type="float">
            <text:p>70,2277050265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50906" calcext:value-type="float">
            <text:p>0,07509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184.19171707125" calcext:value-type="float">
            <text:p>2184,1917170713</text:p>
          </table:table-cell>
          <table:table-cell office:value-type="float" office:value="114.268892740743" calcext:value-type="float">
            <text:p>114,2688927407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50906" calcext:value-type="float">
            <text:p>0,07509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451.06975801128" calcext:value-type="float">
            <text:p>2451,0697580113</text:p>
          </table:table-cell>
          <table:table-cell office:value-type="float" office:value="153.602325267043" calcext:value-type="float">
            <text:p>153,602325267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528911" calcext:value-type="float">
            <text:p>0,0685289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35.07678115007" calcext:value-type="float">
            <text:p>2835,0767811501</text:p>
          </table:table-cell>
          <table:table-cell office:value-type="float" office:value="135.860702744354" calcext:value-type="float">
            <text:p>135,860702744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528911" calcext:value-type="float">
            <text:p>0,0685289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11.61447837416" calcext:value-type="float">
            <text:p>1711,6144783742</text:p>
          </table:table-cell>
          <table:table-cell office:value-type="float" office:value="93.8712394167511" calcext:value-type="float">
            <text:p>93,8712394168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811546" calcext:value-type="float">
            <text:p>0,0688115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621.52275223509" calcext:value-type="float">
            <text:p>2621,5227522351</text:p>
          </table:table-cell>
          <table:table-cell office:value-type="float" office:value="160.550904885885" calcext:value-type="float">
            <text:p>160,5509048859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811546" calcext:value-type="float">
            <text:p>0,0688115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67.33329539419" calcext:value-type="float">
            <text:p>1967,3332953942</text:p>
          </table:table-cell>
          <table:table-cell office:value-type="float" office:value="139.64102272263" calcext:value-type="float">
            <text:p>139,6410227226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659114" calcext:value-type="float">
            <text:p>0,076591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433.97296924766" calcext:value-type="float">
            <text:p>3433,9729692477</text:p>
          </table:table-cell>
          <table:table-cell office:value-type="float" office:value="157.672146103934" calcext:value-type="float">
            <text:p>157,6721461039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659114" calcext:value-type="float">
            <text:p>0,076591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727.40846711084" calcext:value-type="float">
            <text:p>2727,4084671108</text:p>
          </table:table-cell>
          <table:table-cell office:value-type="float" office:value="128.630710493112" calcext:value-type="float">
            <text:p>128,6307104931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249139" calcext:value-type="float">
            <text:p>0,0712491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80.6348074448" calcext:value-type="float">
            <text:p>2380,6348074448</text:p>
          </table:table-cell>
          <table:table-cell office:value-type="float" office:value="125.62893283959" calcext:value-type="float">
            <text:p>125,6289328396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249139" calcext:value-type="float">
            <text:p>0,0712491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51.52233499845" calcext:value-type="float">
            <text:p>1451,5223349985</text:p>
          </table:table-cell>
          <table:table-cell office:value-type="float" office:value="103.107778081552" calcext:value-type="float">
            <text:p>103,1077780816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162806" calcext:value-type="float">
            <text:p>0,0721628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33.98278361911" calcext:value-type="float">
            <text:p>2333,9827836191</text:p>
          </table:table-cell>
          <table:table-cell office:value-type="float" office:value="142.842341626857" calcext:value-type="float">
            <text:p>142,8423416269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162806" calcext:value-type="float">
            <text:p>0,0721628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73.58982836996" calcext:value-type="float">
            <text:p>2173,58982837</text:p>
          </table:table-cell>
          <table:table-cell office:value-type="float" office:value="163.071092069997" calcext:value-type="float">
            <text:p>163,07109207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343668" calcext:value-type="float">
            <text:p>0,07034366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418.11254436108" calcext:value-type="float">
            <text:p>2418,1125443611</text:p>
          </table:table-cell>
          <table:table-cell office:value-type="float" office:value="125.472383746743" calcext:value-type="float">
            <text:p>125,472383746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343668" calcext:value-type="float">
            <text:p>0,07034366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20.37228701737" calcext:value-type="float">
            <text:p>1920,3722870174</text:p>
          </table:table-cell>
          <table:table-cell office:value-type="float" office:value="120.137055973284" calcext:value-type="float">
            <text:p>120,1370559733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947199" calcext:value-type="float">
            <text:p>0,0799471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110.54205062242" calcext:value-type="float">
            <text:p>2110,5420506224</text:p>
          </table:table-cell>
          <table:table-cell office:value-type="float" office:value="108.121423577605" calcext:value-type="float">
            <text:p>108,1214235776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947199" calcext:value-type="float">
            <text:p>0,0799471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668.58708380312" calcext:value-type="float">
            <text:p>2668,5870838031</text:p>
          </table:table-cell>
          <table:table-cell office:value-type="float" office:value="164.492422502471" calcext:value-type="float">
            <text:p>164,4924225025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5692871" calcext:value-type="float">
            <text:p>0,0656928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30.14070700641" calcext:value-type="float">
            <text:p>2730,1407070064</text:p>
          </table:table-cell>
          <table:table-cell office:value-type="float" office:value="179.328735838498" calcext:value-type="float">
            <text:p>179,328735838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5692871" calcext:value-type="float">
            <text:p>0,0656928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445.1300007008" calcext:value-type="float">
            <text:p>2445,1300007008</text:p>
          </table:table-cell>
          <table:table-cell office:value-type="float" office:value="181.762367810494" calcext:value-type="float">
            <text:p>181,7623678105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598579" calcext:value-type="float">
            <text:p>0,0695985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5.23116923031" calcext:value-type="float">
            <text:p>2015,2311692303</text:p>
          </table:table-cell>
          <table:table-cell office:value-type="float" office:value="94.1061515984518" calcext:value-type="float">
            <text:p>94,1061515985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598579" calcext:value-type="float">
            <text:p>0,0695985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46" calcext:value-type="float">
            <text:p>2146</text:p>
          </table:table-cell>
          <table:table-cell office:value-type="float" office:value="119" calcext:value-type="float">
            <text:p>119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145233" calcext:value-type="float">
            <text:p>0,0681452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44.81535389251" calcext:value-type="float">
            <text:p>2044,8153538925</text:p>
          </table:table-cell>
          <table:table-cell office:value-type="float" office:value="99.75105211733" calcext:value-type="float">
            <text:p>99,7510521173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145233" calcext:value-type="float">
            <text:p>0,0681452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80.48556305979" calcext:value-type="float">
            <text:p>1780,4855630598</text:p>
          </table:table-cell>
          <table:table-cell office:value-type="float" office:value="106.360872141221" calcext:value-type="float">
            <text:p>106,3608721412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071536" calcext:value-type="float">
            <text:p>0,0710715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053.14987616676" calcext:value-type="float">
            <text:p>2053,1498761668</text:p>
          </table:table-cell>
          <table:table-cell office:value-type="float" office:value="90.5828795727356" calcext:value-type="float">
            <text:p>90,582879572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071536" calcext:value-type="float">
            <text:p>0,0710715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416" calcext:value-type="float">
            <text:p>1416</text:p>
          </table:table-cell>
          <table:table-cell office:value-type="float" office:value="66" calcext:value-type="float">
            <text:p>66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685071" calcext:value-type="float">
            <text:p>0,0706850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95.90025723039" calcext:value-type="float">
            <text:p>3295,9002572304</text:p>
          </table:table-cell>
          <table:table-cell office:value-type="float" office:value="182.911640455245" calcext:value-type="float">
            <text:p>182,9116404552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685071" calcext:value-type="float">
            <text:p>0,0706850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740.62561310836" calcext:value-type="float">
            <text:p>3740,6256131084</text:p>
          </table:table-cell>
          <table:table-cell office:value-type="float" office:value="228.37328361062" calcext:value-type="float">
            <text:p>228,3732836106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011356" calcext:value-type="float">
            <text:p>0,0720113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09.1597201086" calcext:value-type="float">
            <text:p>2409,1597201086</text:p>
          </table:table-cell>
          <table:table-cell office:value-type="float" office:value="107.057191488458" calcext:value-type="float">
            <text:p>107,0571914885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011356" calcext:value-type="float">
            <text:p>0,0720113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162.0661570539" calcext:value-type="float">
            <text:p>2162,0661570539</text:p>
          </table:table-cell>
          <table:table-cell office:value-type="float" office:value="116.402466720013" calcext:value-type="float">
            <text:p>116,4024667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287663" calcext:value-type="float">
            <text:p>0,0772876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94.78987052262" calcext:value-type="float">
            <text:p>3094,7898705226</text:p>
          </table:table-cell>
          <table:table-cell office:value-type="float" office:value="143.695517838518" calcext:value-type="float">
            <text:p>143,6955178385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287663" calcext:value-type="float">
            <text:p>0,0772876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49.64151940953" calcext:value-type="float">
            <text:p>1849,6415194095</text:p>
          </table:table-cell>
          <table:table-cell office:value-type="float" office:value="91.3860260763251" calcext:value-type="float">
            <text:p>91,3860260763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0866726" calcext:value-type="float">
            <text:p>0,0808667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74.95424869254" calcext:value-type="float">
            <text:p>2474,9542486925</text:p>
          </table:table-cell>
          <table:table-cell office:value-type="float" office:value="109.032806519124" calcext:value-type="float">
            <text:p>109,0328065191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0866726" calcext:value-type="float">
            <text:p>0,0808667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78.95616306734" calcext:value-type="float">
            <text:p>1678,9561630673</text:p>
          </table:table-cell>
          <table:table-cell office:value-type="float" office:value="93.2093727122986" calcext:value-type="float">
            <text:p>93,2093727123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492056" calcext:value-type="float">
            <text:p>0,0684920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344.18874388655" calcext:value-type="float">
            <text:p>3344,1887438866</text:p>
          </table:table-cell>
          <table:table-cell office:value-type="float" office:value="175.80629837304" calcext:value-type="float">
            <text:p>175,806298373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492056" calcext:value-type="float">
            <text:p>0,0684920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723.76976198426" calcext:value-type="float">
            <text:p>2723,7697619843</text:p>
          </table:table-cell>
          <table:table-cell office:value-type="float" office:value="179.058865545623" calcext:value-type="float">
            <text:p>179,0588655456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470628" calcext:value-type="float">
            <text:p>0,0714706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843.77577210245" calcext:value-type="float">
            <text:p>3843,7757721025</text:p>
          </table:table-cell>
          <table:table-cell office:value-type="float" office:value="186.126234494691" calcext:value-type="float">
            <text:p>186,126234494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470628" calcext:value-type="float">
            <text:p>0,0714706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689.14638395329" calcext:value-type="float">
            <text:p>3689,1463839533</text:p>
          </table:table-cell>
          <table:table-cell office:value-type="float" office:value="190.747524655083" calcext:value-type="float">
            <text:p>190,7475246551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7943032" calcext:value-type="float">
            <text:p>0,0879430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3088.35008242892" calcext:value-type="float">
            <text:p>3088,3500824289</text:p>
          </table:table-cell>
          <table:table-cell office:value-type="float" office:value="161.900339299352" calcext:value-type="float">
            <text:p>161,9003392994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7943032" calcext:value-type="float">
            <text:p>0,0879430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2211.28021677161" calcext:value-type="float">
            <text:p>2211,2802167716</text:p>
          </table:table-cell>
          <table:table-cell office:value-type="float" office:value="121.816026858886" calcext:value-type="float">
            <text:p>121,8160268589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084421" calcext:value-type="float">
            <text:p>0,0720844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10.74788166979" calcext:value-type="float">
            <text:p>3210,7478816698</text:p>
          </table:table-cell>
          <table:table-cell office:value-type="float" office:value="165.763244386605" calcext:value-type="float">
            <text:p>165,7632443866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084421" calcext:value-type="float">
            <text:p>0,0720844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342.46038190276" calcext:value-type="float">
            <text:p>3342,4603819028</text:p>
          </table:table-cell>
          <table:table-cell office:value-type="float" office:value="212.795100854773" calcext:value-type="float">
            <text:p>212,7951008548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031093" calcext:value-type="float">
            <text:p>0,0710310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12.95848469952" calcext:value-type="float">
            <text:p>2712,9584846995</text:p>
          </table:table-cell>
          <table:table-cell office:value-type="float" office:value="123.94938344409" calcext:value-type="float">
            <text:p>123,9493834441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031093" calcext:value-type="float">
            <text:p>0,0710310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06.31770381408" calcext:value-type="float">
            <text:p>1806,3177038141</text:p>
          </table:table-cell>
          <table:table-cell office:value-type="float" office:value="85.4185133839479" calcext:value-type="float">
            <text:p>85,4185133839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548565" calcext:value-type="float">
            <text:p>0,0725485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58.78619834403" calcext:value-type="float">
            <text:p>2458,786198344</text:p>
          </table:table-cell>
          <table:table-cell office:value-type="float" office:value="129.251201192036" calcext:value-type="float">
            <text:p>129,251201192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548565" calcext:value-type="float">
            <text:p>0,0725485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738467" calcext:value-type="float">
            <text:p>0,0777384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65.43314584657" calcext:value-type="float">
            <text:p>2265,4331458466</text:p>
          </table:table-cell>
          <table:table-cell office:value-type="float" office:value="103.294118051354" calcext:value-type="float">
            <text:p>103,294118051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738467" calcext:value-type="float">
            <text:p>0,0777384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446.41210428977" calcext:value-type="float">
            <text:p>2446,4121042898</text:p>
          </table:table-cell>
          <table:table-cell office:value-type="float" office:value="132.324555320337" calcext:value-type="float">
            <text:p>132,3245553203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420226" calcext:value-type="float">
            <text:p>0,0724202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30.27523811536" calcext:value-type="float">
            <text:p>3330,2752381154</text:p>
          </table:table-cell>
          <table:table-cell office:value-type="float" office:value="187.815514796744" calcext:value-type="float">
            <text:p>187,815514796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420226" calcext:value-type="float">
            <text:p>0,0724202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96.34677116039" calcext:value-type="float">
            <text:p>3296,3467711604</text:p>
          </table:table-cell>
          <table:table-cell office:value-type="float" office:value="213.591291136476" calcext:value-type="float">
            <text:p>213,5912911365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840823" calcext:value-type="float">
            <text:p>0,06984082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66.51251915432" calcext:value-type="float">
            <text:p>3066,5125191543</text:p>
          </table:table-cell>
          <table:table-cell office:value-type="float" office:value="146.189712401488" calcext:value-type="float">
            <text:p>146,1897124015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840823" calcext:value-type="float">
            <text:p>0,06984082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86.85469822473" calcext:value-type="float">
            <text:p>3386,8546982247</text:p>
          </table:table-cell>
          <table:table-cell office:value-type="float" office:value="189.816663263917" calcext:value-type="float">
            <text:p>189,8166632639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480538" calcext:value-type="float">
            <text:p>0,0734805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518.2391971413" calcext:value-type="float">
            <text:p>2518,2391971413</text:p>
          </table:table-cell>
          <table:table-cell office:value-type="float" office:value="115.281163844225" calcext:value-type="float">
            <text:p>115,2811638442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480538" calcext:value-type="float">
            <text:p>0,0734805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663.7366596101" calcext:value-type="float">
            <text:p>1663,7366596101</text:p>
          </table:table-cell>
          <table:table-cell office:value-type="float" office:value="79.8113883008419" calcext:value-type="float">
            <text:p>79,8113883008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498004" calcext:value-type="float">
            <text:p>0,0704980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37.70948249455" calcext:value-type="float">
            <text:p>2337,7094824946</text:p>
          </table:table-cell>
          <table:table-cell office:value-type="float" office:value="141.463075269746" calcext:value-type="float">
            <text:p>141,4630752697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498004" calcext:value-type="float">
            <text:p>0,0704980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99.86886663689" calcext:value-type="float">
            <text:p>1999,8688666369</text:p>
          </table:table-cell>
          <table:table-cell office:value-type="float" office:value="144.911224869585" calcext:value-type="float">
            <text:p>144,9112248696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8773992" calcext:value-type="float">
            <text:p>0,0787739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079.5000486737" calcext:value-type="float">
            <text:p>3079,5000486737</text:p>
          </table:table-cell>
          <table:table-cell office:value-type="float" office:value="160.902767074761" calcext:value-type="float">
            <text:p>160,9027670748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8773992" calcext:value-type="float">
            <text:p>0,0787739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921.66454011695" calcext:value-type="float">
            <text:p>2921,664540117</text:p>
          </table:table-cell>
          <table:table-cell office:value-type="float" office:value="197.014636394846" calcext:value-type="float">
            <text:p>197,0146363948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014075" calcext:value-type="float">
            <text:p>0,0720140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65.46457129272" calcext:value-type="float">
            <text:p>2165,4645712927</text:p>
          </table:table-cell>
          <table:table-cell office:value-type="float" office:value="115.428047025709" calcext:value-type="float">
            <text:p>115,4280470257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014075" calcext:value-type="float">
            <text:p>0,0720140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71" calcext:value-type="float">
            <text:p>1771</text:p>
          </table:table-cell>
          <table:table-cell office:value-type="float" office:value="119" calcext:value-type="float">
            <text:p>119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085376" calcext:value-type="float">
            <text:p>0,0730853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54.46061057733" calcext:value-type="float">
            <text:p>2754,4606105773</text:p>
          </table:table-cell>
          <table:table-cell office:value-type="float" office:value="143.401651448496" calcext:value-type="float">
            <text:p>143,4016514485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085376" calcext:value-type="float">
            <text:p>0,0730853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69.28529316718" calcext:value-type="float">
            <text:p>1669,2852931672</text:p>
          </table:table-cell>
          <table:table-cell office:value-type="float" office:value="91.3860260763251" calcext:value-type="float">
            <text:p>91,3860260763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947783" calcext:value-type="float">
            <text:p>0,0729477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788.87114955173" calcext:value-type="float">
            <text:p>1788,8711495517</text:p>
          </table:table-cell>
          <table:table-cell office:value-type="float" office:value="90.7129373764228" calcext:value-type="float">
            <text:p>90,7129373764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947783" calcext:value-type="float">
            <text:p>0,0729477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58.1665510864" calcext:value-type="float">
            <text:p>1058,1665510864</text:p>
          </table:table-cell>
          <table:table-cell office:value-type="float" office:value="75.1622776601684" calcext:value-type="float">
            <text:p>75,162277660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852073" calcext:value-type="float">
            <text:p>0,0738520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914.22400254153" calcext:value-type="float">
            <text:p>3914,2240025415</text:p>
          </table:table-cell>
          <table:table-cell office:value-type="float" office:value="175.206206589806" calcext:value-type="float">
            <text:p>175,2062065898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852073" calcext:value-type="float">
            <text:p>0,0738520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44.63511390079" calcext:value-type="float">
            <text:p>3244,6351139008</text:p>
          </table:table-cell>
          <table:table-cell office:value-type="float" office:value="150.764420653405" calcext:value-type="float">
            <text:p>150,7644206534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69737" calcext:value-type="float">
            <text:p>0,073697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27.24417892899" calcext:value-type="float">
            <text:p>2627,244178929</text:p>
          </table:table-cell>
          <table:table-cell office:value-type="float" office:value="164.202666942414" calcext:value-type="float">
            <text:p>164,2026669424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69737" calcext:value-type="float">
            <text:p>0,073697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90" calcext:value-type="float">
            <text:p>2890</text:p>
          </table:table-cell>
          <table:table-cell office:value-type="float" office:value="213" calcext:value-type="float">
            <text:p>213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351139" calcext:value-type="float">
            <text:p>0,0693511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294.16979007676" calcext:value-type="float">
            <text:p>4294,1697900768</text:p>
          </table:table-cell>
          <table:table-cell office:value-type="float" office:value="181.659616701007" calcext:value-type="float">
            <text:p>181,659616701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351139" calcext:value-type="float">
            <text:p>0,0693511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736.24915038923" calcext:value-type="float">
            <text:p>3736,2491503892</text:p>
          </table:table-cell>
          <table:table-cell office:value-type="float" office:value="174.231421321434" calcext:value-type="float">
            <text:p>174,2314213214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699114" calcext:value-type="float">
            <text:p>0,066991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44.39070241838" calcext:value-type="float">
            <text:p>3044,3907024184</text:p>
          </table:table-cell>
          <table:table-cell office:value-type="float" office:value="144.089232337685" calcext:value-type="float">
            <text:p>144,0892323377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699114" calcext:value-type="float">
            <text:p>0,066991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1.7376624976" calcext:value-type="float">
            <text:p>2011,7376624976</text:p>
          </table:table-cell>
          <table:table-cell office:value-type="float" office:value="101.073588537299" calcext:value-type="float">
            <text:p>101,07358853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127797" calcext:value-type="float">
            <text:p>0,0681277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883.4711960878" calcext:value-type="float">
            <text:p>1883,4711960878</text:p>
          </table:table-cell>
          <table:table-cell office:value-type="float" office:value="96.4091187127315" calcext:value-type="float">
            <text:p>96,409118712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127797" calcext:value-type="float">
            <text:p>0,0681277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99.361269006685" calcext:value-type="float">
            <text:p>999,3612690067</text:p>
          </table:table-cell>
          <table:table-cell office:value-type="float" office:value="64.4748254262111" calcext:value-type="float">
            <text:p>64,4748254262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127716" calcext:value-type="float">
            <text:p>0,0771277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04.41699640742" calcext:value-type="float">
            <text:p>3304,4169964074</text:p>
          </table:table-cell>
          <table:table-cell office:value-type="float" office:value="149.853758454374" calcext:value-type="float">
            <text:p>149,8537584544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127716" calcext:value-type="float">
            <text:p>0,0771277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25.98058373637" calcext:value-type="float">
            <text:p>2625,9805837364</text:p>
          </table:table-cell>
          <table:table-cell office:value-type="float" office:value="120.009927635477" calcext:value-type="float">
            <text:p>120,0099276355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7784347" calcext:value-type="float">
            <text:p>0,06778434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81.95305141796" calcext:value-type="float">
            <text:p>1981,953051418</text:p>
          </table:table-cell>
          <table:table-cell office:value-type="float" office:value="90.6510074500203" calcext:value-type="float">
            <text:p>90,6510074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7784347" calcext:value-type="float">
            <text:p>0,06778434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04.00112396277" calcext:value-type="float">
            <text:p>1204,0011239628</text:p>
          </table:table-cell>
          <table:table-cell office:value-type="float" office:value="71.9984033214138" calcext:value-type="float">
            <text:p>71,9984033214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77362" calcext:value-type="float">
            <text:p>0,072773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769.05327892469" calcext:value-type="float">
            <text:p>2769,0532789247</text:p>
          </table:table-cell>
          <table:table-cell office:value-type="float" office:value="124.832121817379" calcext:value-type="float">
            <text:p>124,832121817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77362" calcext:value-type="float">
            <text:p>0,072773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776" calcext:value-type="float">
            <text:p>2776</text:p>
          </table:table-cell>
          <table:table-cell office:value-type="float" office:value="145" calcext:value-type="float">
            <text:p>145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9638015" calcext:value-type="float">
            <text:p>0,0896380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076.32664706219" calcext:value-type="float">
            <text:p>2076,3266470622</text:p>
          </table:table-cell>
          <table:table-cell office:value-type="float" office:value="104.411848745456" calcext:value-type="float">
            <text:p>104,411848745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9638015" calcext:value-type="float">
            <text:p>0,0896380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115.63621573638" calcext:value-type="float">
            <text:p>2115,6362157364</text:p>
          </table:table-cell>
          <table:table-cell office:value-type="float" office:value="128.571155468592" calcext:value-type="float">
            <text:p>128,5711554686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5330344" calcext:value-type="float">
            <text:p>0,0853303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2583.88793544302" calcext:value-type="float">
            <text:p>2583,887935443</text:p>
          </table:table-cell>
          <table:table-cell office:value-type="float" office:value="111.627910969411" calcext:value-type="float">
            <text:p>111,627910969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5330344" calcext:value-type="float">
            <text:p>0,0853303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2728.41248556995" calcext:value-type="float">
            <text:p>2728,41248557</text:p>
          </table:table-cell>
          <table:table-cell office:value-type="float" office:value="139.083189157585" calcext:value-type="float">
            <text:p>139,0831891576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7868689" calcext:value-type="float">
            <text:p>0,0678686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33.52868271301" calcext:value-type="float">
            <text:p>2133,528682713</text:p>
          </table:table-cell>
          <table:table-cell office:value-type="float" office:value="119.553302737662" calcext:value-type="float">
            <text:p>119,5533027377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7868689" calcext:value-type="float">
            <text:p>0,0678686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77" calcext:value-type="float">
            <text:p>1677</text:p>
          </table:table-cell>
          <table:table-cell office:value-type="float" office:value="119" calcext:value-type="float">
            <text:p>119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831853" calcext:value-type="float">
            <text:p>0,0728318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55.34636702056" calcext:value-type="float">
            <text:p>2255,3463670206</text:p>
          </table:table-cell>
          <table:table-cell office:value-type="float" office:value="103.946275472422" calcext:value-type="float">
            <text:p>103,9462754724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831853" calcext:value-type="float">
            <text:p>0,0728318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86" calcext:value-type="float">
            <text:p>2486</text:p>
          </table:table-cell>
          <table:table-cell office:value-type="float" office:value="130" calcext:value-type="float">
            <text:p>130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4127302" calcext:value-type="float">
            <text:p>0,0741273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83.60153784071" calcext:value-type="float">
            <text:p>3283,6015378407</text:p>
          </table:table-cell>
          <table:table-cell office:value-type="float" office:value="186.334132335225" calcext:value-type="float">
            <text:p>186,3341323352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4127302" calcext:value-type="float">
            <text:p>0,0741273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589.83818704374" calcext:value-type="float">
            <text:p>3589,8381870437</text:p>
          </table:table-cell>
          <table:table-cell office:value-type="float" office:value="214.670622333046" calcext:value-type="float">
            <text:p>214,67062233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18555166" calcext:value-type="float">
            <text:p>7,71855516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41" calcext:value-type="float">
            <text:p>3241</text:p>
          </table:table-cell>
          <table:table-cell office:value-type="float" office:value="171" calcext:value-type="float">
            <text:p>17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15178864" calcext:value-type="float">
            <text:p>7,1151788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42.37001128081" calcext:value-type="float">
            <text:p>2142,3700112808</text:p>
          </table:table-cell>
          <table:table-cell office:value-type="float" office:value="109.790542061137" calcext:value-type="float">
            <text:p>109,7905420611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351814602" calcext:value-type="float">
            <text:p>8,3518146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80.48556305979" calcext:value-type="float">
            <text:p>1780,4855630598</text:p>
          </table:table-cell>
          <table:table-cell office:value-type="float" office:value="106.360872141221" calcext:value-type="float">
            <text:p>106,3608721412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93114013" calcext:value-type="float">
            <text:p>7,6931140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33.91531873131" calcext:value-type="float">
            <text:p>2133,9153187313</text:p>
          </table:table-cell>
          <table:table-cell office:value-type="float" office:value="130.613060632563" calcext:value-type="float">
            <text:p>130,613060632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64111436" calcext:value-type="float">
            <text:p>7,5641114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1.7376624976" calcext:value-type="float">
            <text:p>2011,7376624976</text:p>
          </table:table-cell>
          <table:table-cell office:value-type="float" office:value="101.073588537299" calcext:value-type="float">
            <text:p>101,07358853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35363092" calcext:value-type="float">
            <text:p>6,8353630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07.70106271328" calcext:value-type="float">
            <text:p>2507,7010627133</text:p>
          </table:table-cell>
          <table:table-cell office:value-type="float" office:value="159.984114690486" calcext:value-type="float">
            <text:p>159,984114690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12379735" calcext:value-type="float">
            <text:p>7,3123797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20.57707534393" calcext:value-type="float">
            <text:p>1520,5770753439</text:p>
          </table:table-cell>
          <table:table-cell office:value-type="float" office:value="91.0298851146106" calcext:value-type="float">
            <text:p>91,0298851146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62040624" calcext:value-type="float">
            <text:p>7,1620406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01.69786856606" calcext:value-type="float">
            <text:p>2401,6978685661</text:p>
          </table:table-cell>
          <table:table-cell office:value-type="float" office:value="141.795136598384" calcext:value-type="float">
            <text:p>141,795136598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18711506" calcext:value-type="float">
            <text:p>7,8187115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81.94537004081" calcext:value-type="float">
            <text:p>1681,9453700408</text:p>
          </table:table-cell>
          <table:table-cell office:value-type="float" office:value="100.433544318454" calcext:value-type="float">
            <text:p>100,433544318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27742093" calcext:value-type="float">
            <text:p>7,1277420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45.95882847099" calcext:value-type="float">
            <text:p>1245,958828471</text:p>
          </table:table-cell>
          <table:table-cell office:value-type="float" office:value="61.0717011887782" calcext:value-type="float">
            <text:p>61,0717011888</text:p>
          </table:table-cell>
          <table:table-cell office:value-type="float" office:value="1007.90151690834" calcext:value-type="float">
            <text:p>1007,9015169083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84239791" calcext:value-type="float">
            <text:p>7,68423979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39.22349259061" calcext:value-type="float">
            <text:p>2539,2234925906</text:p>
          </table:table-cell>
          <table:table-cell office:value-type="float" office:value="181.486832980505" calcext:value-type="float">
            <text:p>181,4868329805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6304048" calcext:value-type="float">
            <text:p>7,363040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361.58853271547" calcext:value-type="float">
            <text:p>4361,5885327155</text:p>
          </table:table-cell>
          <table:table-cell office:value-type="float" office:value="237.576007197136" calcext:value-type="float">
            <text:p>237,576007197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5007322" calcext:value-type="float">
            <text:p>8,5500732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401.69786856606" calcext:value-type="float">
            <text:p>2401,6978685661</text:p>
          </table:table-cell>
          <table:table-cell office:value-type="float" office:value="141.795136598384" calcext:value-type="float">
            <text:p>141,7951365984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58187866" calcext:value-type="float">
            <text:p>6,95818786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42.77273920555" calcext:value-type="float">
            <text:p>1842,7727392056</text:p>
          </table:table-cell>
          <table:table-cell office:value-type="float" office:value="133.154807714912" calcext:value-type="float">
            <text:p>133,1548077149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77961334" calcext:value-type="float">
            <text:p>8,9779613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999.86886663689" calcext:value-type="float">
            <text:p>1999,8688666369</text:p>
          </table:table-cell>
          <table:table-cell office:value-type="float" office:value="144.911224869585" calcext:value-type="float">
            <text:p>144,9112248696</text:p>
          </table:table-cell>
          <table:table-cell office:value-type="float" office:value="1007.90151690834" calcext:value-type="float">
            <text:p>1007,9015169083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473184921" calcext:value-type="float">
            <text:p>7,4731849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58.0800396697" calcext:value-type="float">
            <text:p>1258,0800396697</text:p>
          </table:table-cell>
          <table:table-cell office:value-type="float" office:value="62.0748909571652" calcext:value-type="float">
            <text:p>62,0748909572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267891252" calcext:value-type="float">
            <text:p>8,2678912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416" calcext:value-type="float">
            <text:p>1416</text:p>
          </table:table-cell>
          <table:table-cell office:value-type="float" office:value="66" calcext:value-type="float">
            <text:p>66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87610841" calcext:value-type="float">
            <text:p>7,28761084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552.57236960342" calcext:value-type="float">
            <text:p>3552,5723696034</text:p>
          </table:table-cell>
          <table:table-cell office:value-type="float" office:value="212.32757861533" calcext:value-type="float">
            <text:p>212,327578615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99355847" calcext:value-type="float">
            <text:p>7,29935584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53" calcext:value-type="float">
            <text:p>2553</text:p>
          </table:table-cell>
          <table:table-cell office:value-type="float" office:value="126" calcext:value-type="float">
            <text:p>126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74359895" calcext:value-type="float">
            <text:p>7,6743598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15.63621573638" calcext:value-type="float">
            <text:p>1715,6362157364</text:p>
          </table:table-cell>
          <table:table-cell office:value-type="float" office:value="103.571155468592" calcext:value-type="float">
            <text:p>103,571155468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46874502" calcext:value-type="float">
            <text:p>7,3468745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515.58560997307" calcext:value-type="float">
            <text:p>2515,5856099731</text:p>
          </table:table-cell>
          <table:table-cell office:value-type="float" office:value="114.863424398923" calcext:value-type="float">
            <text:p>114,863424398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94917052" calcext:value-type="float">
            <text:p>7,3949170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361.58853271547" calcext:value-type="float">
            <text:p>4361,5885327155</text:p>
          </table:table-cell>
          <table:table-cell office:value-type="float" office:value="237.576007197136" calcext:value-type="float">
            <text:p>237,576007197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81742387" calcext:value-type="float">
            <text:p>7,7817423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678.95616306734" calcext:value-type="float">
            <text:p>1678,9561630673</text:p>
          </table:table-cell>
          <table:table-cell office:value-type="float" office:value="93.2093727122986" calcext:value-type="float">
            <text:p>93,2093727123</text:p>
          </table:table-cell>
          <table:table-cell office:value-type="float" office:value="1007.90151690834" calcext:value-type="float">
            <text:p>1007,9015169083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81666034" calcext:value-type="float">
            <text:p>7,3816660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42.77273920555" calcext:value-type="float">
            <text:p>1842,7727392056</text:p>
          </table:table-cell>
          <table:table-cell office:value-type="float" office:value="133.154807714912" calcext:value-type="float">
            <text:p>133,1548077149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20074644" calcext:value-type="float">
            <text:p>7,5200746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74.82628465314" calcext:value-type="float">
            <text:p>2274,8262846531</text:p>
          </table:table-cell>
          <table:table-cell office:value-type="float" office:value="137.120630606855" calcext:value-type="float">
            <text:p>137,120630606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71224267" calcext:value-type="float">
            <text:p>7,3712242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87.59164584833" calcext:value-type="float">
            <text:p>2587,5916458483</text:p>
          </table:table-cell>
          <table:table-cell office:value-type="float" office:value="134.32247551123" calcext:value-type="float">
            <text:p>134,322475511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5768402" calcext:value-type="float">
            <text:p>6,957684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03" calcext:value-type="float">
            <text:p>2503</text:p>
          </table:table-cell>
          <table:table-cell office:value-type="float" office:value="124" calcext:value-type="float">
            <text:p>12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47466939" calcext:value-type="float">
            <text:p>6,9474669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03" calcext:value-type="float">
            <text:p>2503</text:p>
          </table:table-cell>
          <table:table-cell office:value-type="float" office:value="124" calcext:value-type="float">
            <text:p>12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75356308" calcext:value-type="float">
            <text:p>6,8753563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30" calcext:value-type="float">
            <text:p>2830</text:p>
          </table:table-cell>
          <table:table-cell office:value-type="float" office:value="140" calcext:value-type="float">
            <text:p>140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64002463" calcext:value-type="float">
            <text:p>8,5640024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404.17161423703" calcext:value-type="float">
            <text:p>3404,171614237</text:p>
          </table:table-cell>
          <table:table-cell office:value-type="float" office:value="186.293385708095" calcext:value-type="float">
            <text:p>186,293385708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93797564" calcext:value-type="float">
            <text:p>8,7937975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55.93755091538" calcext:value-type="float">
            <text:p>2355,9375509154</text:p>
          </table:table-cell>
          <table:table-cell office:value-type="float" office:value="128.765321898074" calcext:value-type="float">
            <text:p>128,7653218981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81927442" calcext:value-type="float">
            <text:p>7,5819274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49.97530378194" calcext:value-type="float">
            <text:p>2749,9753037819</text:p>
          </table:table-cell>
          <table:table-cell office:value-type="float" office:value="127.903167572739" calcext:value-type="float">
            <text:p>127,9031675727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43063435" calcext:value-type="float">
            <text:p>8,7430634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838.95496949614" calcext:value-type="float">
            <text:p>1838,9549694961</text:p>
          </table:table-cell>
          <table:table-cell office:value-type="float" office:value="83.2689965451728" calcext:value-type="float">
            <text:p>83,268996545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27638148" calcext:value-type="float">
            <text:p>7,3276381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9.92770034691" calcext:value-type="float">
            <text:p>2019,9277003469</text:p>
          </table:table-cell>
          <table:table-cell office:value-type="float" office:value="145.439088914586" calcext:value-type="float">
            <text:p>145,439088914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49148107" calcext:value-type="float">
            <text:p>7,6491481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474" calcext:value-type="float">
            <text:p>2474</text:p>
          </table:table-cell>
          <table:table-cell office:value-type="float" office:value="181" calcext:value-type="float">
            <text:p>181</text:p>
          </table:table-cell>
          <table:table-cell office:value-type="float" office:value="1007.90151690834" calcext:value-type="float">
            <text:p>1007,9015169083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3750824" calcext:value-type="float">
            <text:p>7,737508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09.07322699579" calcext:value-type="float">
            <text:p>1209,0732269958</text:p>
          </table:table-cell>
          <table:table-cell office:value-type="float" office:value="69.3090583260144" calcext:value-type="float">
            <text:p>69,30905832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57330033" calcext:value-type="float">
            <text:p>7,1573300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23.0410121923" calcext:value-type="float">
            <text:p>2623,0410121923</text:p>
          </table:table-cell>
          <table:table-cell office:value-type="float" office:value="122.332971197082" calcext:value-type="float">
            <text:p>122,332971197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61987157" calcext:value-type="float">
            <text:p>7,1619871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514.44958602178" calcext:value-type="float">
            <text:p>3514,4495860218</text:p>
          </table:table-cell>
          <table:table-cell office:value-type="float" office:value="173.651292044156" calcext:value-type="float">
            <text:p>173,6512920442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61607728" calcext:value-type="float">
            <text:p>8,1616077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554.06555330247" calcext:value-type="float">
            <text:p>1554,0655533025</text:p>
          </table:table-cell>
          <table:table-cell office:value-type="float" office:value="113.228870416914" calcext:value-type="float">
            <text:p>113,2288704169</text:p>
          </table:table-cell>
          <table:table-cell office:value-type="float" office:value="1007.90151690834" calcext:value-type="float">
            <text:p>1007,9015169083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11620986" calcext:value-type="float">
            <text:p>6,8116209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99.07883739547" calcext:value-type="float">
            <text:p>1299,0788373955</text:p>
          </table:table-cell>
          <table:table-cell office:value-type="float" office:value="72.7124001418288" calcext:value-type="float">
            <text:p>72,7124001418</text:p>
          </table:table-cell>
          <table:table-cell office:value-type="float" office:value="1007.90151690834" calcext:value-type="float">
            <text:p>1007,9015169083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01326662" calcext:value-type="float">
            <text:p>8,6013266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29" calcext:value-type="float">
            <text:p>2029</text:p>
          </table:table-cell>
          <table:table-cell office:value-type="float" office:value="101" calcext:value-type="float">
            <text:p>101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77914647" calcext:value-type="float">
            <text:p>7,27791464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60.52475842499" calcext:value-type="float">
            <text:p>2160,524758425</text:p>
          </table:table-cell>
          <table:table-cell office:value-type="float" office:value="107.708203932499" calcext:value-type="float">
            <text:p>107,7082039325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94282987" calcext:value-type="float">
            <text:p>7,3942829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14.74088679361" calcext:value-type="float">
            <text:p>2314,7408867936</text:p>
          </table:table-cell>
          <table:table-cell office:value-type="float" office:value="120.153369507587" calcext:value-type="float">
            <text:p>120,1533695076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7106006" calcext:value-type="float">
            <text:p>7,771060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868.79177895938" calcext:value-type="float">
            <text:p>2868,7917789594</text:p>
          </table:table-cell>
          <table:table-cell office:value-type="float" office:value="150.150109981777" calcext:value-type="float">
            <text:p>150,150109981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62639639" calcext:value-type="float">
            <text:p>8,6626396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372.68632812896" calcext:value-type="float">
            <text:p>2372,686328129</text:p>
          </table:table-cell>
          <table:table-cell office:value-type="float" office:value="112.317849017407" calcext:value-type="float">
            <text:p>112,317849017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60990139" calcext:value-type="float">
            <text:p>7,0609901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42" calcext:value-type="float">
            <text:p>2542</text:p>
          </table:table-cell>
          <table:table-cell office:value-type="float" office:value="130" calcext:value-type="float">
            <text:p>130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51473305" calcext:value-type="float">
            <text:p>7,0514733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29" calcext:value-type="float">
            <text:p>2729</text:p>
          </table:table-cell>
          <table:table-cell office:value-type="float" office:value="152" calcext:value-type="float">
            <text:p>152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72456004" calcext:value-type="float">
            <text:p>7,2724560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715.63621573638" calcext:value-type="float">
            <text:p>1715,6362157364</text:p>
          </table:table-cell>
          <table:table-cell office:value-type="float" office:value="103.571155468592" calcext:value-type="float">
            <text:p>103,5711554686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219385258" calcext:value-type="float">
            <text:p>8,21938525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800.4593827954" calcext:value-type="float">
            <text:p>2800,4593827954</text:p>
          </table:table-cell>
          <table:table-cell office:value-type="float" office:value="142.038404810405" calcext:value-type="float">
            <text:p>142,038404810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70815069" calcext:value-type="float">
            <text:p>7,7708150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89.47771239693" calcext:value-type="float">
            <text:p>3089,4777123969</text:p>
          </table:table-cell>
          <table:table-cell office:value-type="float" office:value="164.916101168722" calcext:value-type="float">
            <text:p>164,9161011687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4.637851219" calcext:value-type="float">
            <text:p>24,63785121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367" calcext:value-type="float">
            <text:p>2367</text:p>
          </table:table-cell>
          <table:table-cell office:value-type="float" office:value="121" calcext:value-type="float">
            <text:p>121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386786991" calcext:value-type="float">
            <text:p>22,38678699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678.95616306734" calcext:value-type="float">
            <text:p>1678,9561630673</text:p>
          </table:table-cell>
          <table:table-cell office:value-type="float" office:value="93.2093727122986" calcext:value-type="float">
            <text:p>93,2093727123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182918204" calcext:value-type="float">
            <text:p>21,18291820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1085.90121023456" calcext:value-type="float">
            <text:p>1085,9012102346</text:p>
          </table:table-cell>
          <table:table-cell office:value-type="float" office:value="77.2210503920212" calcext:value-type="float">
            <text:p>77,221050392</text:p>
          </table:table-cell>
          <table:table-cell office:value-type="float" office:value="1007.90151690834" calcext:value-type="float">
            <text:p>1007,9015169083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201498208" calcext:value-type="float">
            <text:p>22,20149820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2515.58560997307" calcext:value-type="float">
            <text:p>2515,5856099731</text:p>
          </table:table-cell>
          <table:table-cell office:value-type="float" office:value="114.863424398923" calcext:value-type="float">
            <text:p>114,8634243989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0.444772928" calcext:value-type="float">
            <text:p>20,44477292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62.49565783353" calcext:value-type="float">
            <text:p>1962,4956578335</text:p>
          </table:table-cell>
          <table:table-cell office:value-type="float" office:value="106.612972277467" calcext:value-type="float">
            <text:p>106,6129722775</text:p>
          </table:table-cell>
          <table:table-cell office:value-type="float" office:value="1007.90151690834" calcext:value-type="float">
            <text:p>1007,9015169083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0.91319726" calcext:value-type="float">
            <text:p>20,9131972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3042.18579334576" calcext:value-type="float">
            <text:p>3042,1857933458</text:p>
          </table:table-cell>
          <table:table-cell office:value-type="float" office:value="167.802172299125" calcext:value-type="float">
            <text:p>167,8021722991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3.05464798" calcext:value-type="float">
            <text:p>23,0546479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007.90151690834" calcext:value-type="float">
            <text:p>1007,9015169083</text:p>
          </table:table-cell>
          <table:table-cell office:value-type="float" office:value="70.6252152580283" calcext:value-type="float">
            <text:p>70,625215258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638794649" calcext:value-type="float">
            <text:p>22,63879464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2341.51197033721" calcext:value-type="float">
            <text:p>2341,5119703372</text:p>
          </table:table-cell>
          <table:table-cell office:value-type="float" office:value="112.4493493834" calcext:value-type="float">
            <text:p>112,449349383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3882824" calcext:value-type="float">
            <text:p>21,388282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1520.57707534393" calcext:value-type="float">
            <text:p>1520,5770753439</text:p>
          </table:table-cell>
          <table:table-cell office:value-type="float" office:value="91.0298851146106" calcext:value-type="float">
            <text:p>91,0298851146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773202466" calcext:value-type="float">
            <text:p>21,77320246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47.46599971967" calcext:value-type="float">
            <text:p>1947,4659997197</text:p>
          </table:table-cell>
          <table:table-cell office:value-type="float" office:value="94.0916574376904" calcext:value-type="float">
            <text:p>94,0916574377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362431574" calcext:value-type="float">
            <text:p>22,36243157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3845.3292433153" calcext:value-type="float">
            <text:p>3845,3292433153</text:p>
          </table:table-cell>
          <table:table-cell office:value-type="float" office:value="222.110770276275" calcext:value-type="float">
            <text:p>222,110770276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81039785" calcext:value-type="float">
            <text:p>21,8103978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2658.63621072422" calcext:value-type="float">
            <text:p>2658,6362107242</text:p>
          </table:table-cell>
          <table:table-cell office:value-type="float" office:value="159.57252408878" calcext:value-type="float">
            <text:p>159,572524088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446968499" calcext:value-type="float">
            <text:p>22,44696849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3851.32309959545" calcext:value-type="float">
            <text:p>3851,3230995955</text:p>
          </table:table-cell>
          <table:table-cell office:value-type="float" office:value="221.086562690294" calcext:value-type="float">
            <text:p>221,086562690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05135956" calcext:value-type="float">
            <text:p>22,0513595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284.87228258249" calcext:value-type="float">
            <text:p>1284,8722825825</text:p>
          </table:table-cell>
          <table:table-cell office:value-type="float" office:value="94.7082039324994" calcext:value-type="float">
            <text:p>94,7082039325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346480793" calcext:value-type="float">
            <text:p>22,346480793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13.9007888605" calcext:value-type="float">
            <text:p>1913,9007888605</text:p>
          </table:table-cell>
          <table:table-cell office:value-type="float" office:value="101.74169644144" calcext:value-type="float">
            <text:p>101,7416964414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0.381498895" calcext:value-type="float">
            <text:p>20,38149889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245.95882847099" calcext:value-type="float">
            <text:p>1245,958828471</text:p>
          </table:table-cell>
          <table:table-cell office:value-type="float" office:value="61.0717011887782" calcext:value-type="float">
            <text:p>61,0717011888</text:p>
          </table:table-cell>
          <table:table-cell office:value-type="float" office:value="1007.90151690834" calcext:value-type="float">
            <text:p>1007,9015169083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0.390021748" calcext:value-type="float">
            <text:p>20,39002174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638.40037361066" calcext:value-type="float">
            <text:p>2638,4003736107</text:p>
          </table:table-cell>
          <table:table-cell office:value-type="float" office:value="198.825749396205" calcext:value-type="float">
            <text:p>198,825749396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929532768" calcext:value-type="float">
            <text:p>22,92953276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3689.14638395329" calcext:value-type="float">
            <text:p>3689,1463839533</text:p>
          </table:table-cell>
          <table:table-cell office:value-type="float" office:value="190.747524655083" calcext:value-type="float">
            <text:p>190,747524655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339910604" calcext:value-type="float">
            <text:p>22,33991060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2065.80993644747" calcext:value-type="float">
            <text:p>2065,8099364475</text:p>
          </table:table-cell>
          <table:table-cell office:value-type="float" office:value="110.980364260063" calcext:value-type="float">
            <text:p>110,980364260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341690167" calcext:value-type="float">
            <text:p>22,341690167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3361.00122507735" calcext:value-type="float">
            <text:p>3361,0012250774</text:p>
          </table:table-cell>
          <table:table-cell office:value-type="float" office:value="166.829181858544" calcext:value-type="float">
            <text:p>166,8291818585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4074917" calcext:value-type="float">
            <text:p>8,0407491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976.01791779296" calcext:value-type="float">
            <text:p>2976,017917793</text:p>
          </table:table-cell>
          <table:table-cell office:value-type="float" office:value="175.403533418266" calcext:value-type="float">
            <text:p>175,403533418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32074594" calcext:value-type="float">
            <text:p>7,33207459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58.0800396697" calcext:value-type="float">
            <text:p>1258,0800396697</text:p>
          </table:table-cell>
          <table:table-cell office:value-type="float" office:value="62.0748909571652" calcext:value-type="float">
            <text:p>62,0748909572</text:p>
          </table:table-cell>
          <table:table-cell office:value-type="float" office:value="1007.90151690834" calcext:value-type="float">
            <text:p>1007,9015169083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68731992" calcext:value-type="float">
            <text:p>7,76873199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77.83200225939" calcext:value-type="float">
            <text:p>2377,8320022594</text:p>
          </table:table-cell>
          <table:table-cell office:value-type="float" office:value="159.787230913732" calcext:value-type="float">
            <text:p>159,7872309137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416945258" calcext:value-type="float">
            <text:p>7,41694525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59.86211649937" calcext:value-type="float">
            <text:p>1559,8621164994</text:p>
          </table:table-cell>
          <table:table-cell office:value-type="float" office:value="70.2277050265074" calcext:value-type="float">
            <text:p>70,2277050265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32425194" calcext:value-type="float">
            <text:p>7,53242519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28.41248556995" calcext:value-type="float">
            <text:p>2728,41248557</text:p>
          </table:table-cell>
          <table:table-cell office:value-type="float" office:value="139.083189157585" calcext:value-type="float">
            <text:p>139,0831891576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30590047" calcext:value-type="float">
            <text:p>8,53059004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067.18423930427" calcext:value-type="float">
            <text:p>2067,1842393043</text:p>
          </table:table-cell>
          <table:table-cell office:value-type="float" office:value="133.131689047963" calcext:value-type="float">
            <text:p>133,131689048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109741965" calcext:value-type="float">
            <text:p>9,10974196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773.47226625298" calcext:value-type="float">
            <text:p>1773,472266253</text:p>
          </table:table-cell>
          <table:table-cell office:value-type="float" office:value="97.3165795969753" calcext:value-type="float">
            <text:p>97,31657959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71390567" calcext:value-type="float">
            <text:p>7,57139056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72.16272212561" calcext:value-type="float">
            <text:p>3172,1627221256</text:p>
          </table:table-cell>
          <table:table-cell office:value-type="float" office:value="198.367679111387" calcext:value-type="float">
            <text:p>198,3676791114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37939732" calcext:value-type="float">
            <text:p>7,33793973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80.95271796669" calcext:value-type="float">
            <text:p>2880,9527179667</text:p>
          </table:table-cell>
          <table:table-cell office:value-type="float" office:value="175.55854348873" calcext:value-type="float">
            <text:p>175,558543488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83318388" calcext:value-type="float">
            <text:p>7,68331838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546.75342830519" calcext:value-type="float">
            <text:p>1546,7534283052</text:p>
          </table:table-cell>
          <table:table-cell office:value-type="float" office:value="70.7700563160589" calcext:value-type="float">
            <text:p>70,7700563161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72924731" calcext:value-type="float">
            <text:p>7,87292473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60" calcext:value-type="float">
            <text:p>2060</text:p>
          </table:table-cell>
          <table:table-cell office:value-type="float" office:value="102" calcext:value-type="float">
            <text:p>102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584038556" calcext:value-type="float">
            <text:p>9,58403855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019.0772004045" calcext:value-type="float">
            <text:p>2019,0772004045</text:p>
          </table:table-cell>
          <table:table-cell office:value-type="float" office:value="104.317821063276" calcext:value-type="float">
            <text:p>104,317821063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78233275" calcext:value-type="float">
            <text:p>7,77823327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20.57707534393" calcext:value-type="float">
            <text:p>1520,5770753439</text:p>
          </table:table-cell>
          <table:table-cell office:value-type="float" office:value="91.0298851146106" calcext:value-type="float">
            <text:p>91,0298851146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795494536" calcext:value-type="float">
            <text:p>6,79549453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87262417" calcext:value-type="float">
            <text:p>6,98726241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73.73517844387" calcext:value-type="float">
            <text:p>1973,7351784439</text:p>
          </table:table-cell>
          <table:table-cell office:value-type="float" office:value="114.130907520216" calcext:value-type="float">
            <text:p>114,1309075202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23882949" calcext:value-type="float">
            <text:p>7,52388294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60" calcext:value-type="float">
            <text:p>2060</text:p>
          </table:table-cell>
          <table:table-cell office:value-type="float" office:value="102" calcext:value-type="float">
            <text:p>102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57155607" calcext:value-type="float">
            <text:p>8,55715560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609.12417507638" calcext:value-type="float">
            <text:p>1609,1241750764</text:p>
          </table:table-cell>
          <table:table-cell office:value-type="float" office:value="80.9280044417744" calcext:value-type="float">
            <text:p>80,928004441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98721296" calcext:value-type="float">
            <text:p>7,59872129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367.92297903933" calcext:value-type="float">
            <text:p>3367,9229790393</text:p>
          </table:table-cell>
          <table:table-cell office:value-type="float" office:value="179.097226372393" calcext:value-type="float">
            <text:p>179,0972263724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76112128" calcext:value-type="float">
            <text:p>7,67611212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41.18653131805" calcext:value-type="float">
            <text:p>2941,1865313181</text:p>
          </table:table-cell>
          <table:table-cell office:value-type="float" office:value="168.913693429998" calcext:value-type="float">
            <text:p>168,9136934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61626575" calcext:value-type="float">
            <text:p>7,16162657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51.51919228448" calcext:value-type="float">
            <text:p>1051,5191922845</text:p>
          </table:table-cell>
          <table:table-cell office:value-type="float" office:value="52.0914701999132" calcext:value-type="float">
            <text:p>52,091470199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24096513" calcext:value-type="float">
            <text:p>7,62409651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28.08130548354" calcext:value-type="float">
            <text:p>1828,0813054835</text:p>
          </table:table-cell>
          <table:table-cell office:value-type="float" office:value="104.342005946405" calcext:value-type="float">
            <text:p>104,3420059464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90677462" calcext:value-type="float">
            <text:p>6,89067746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49" calcext:value-type="float">
            <text:p>2149</text:p>
          </table:table-cell>
          <table:table-cell office:value-type="float" office:value="109" calcext:value-type="float">
            <text:p>109</text:p>
          </table:table-cell>
          <table:table-cell office:value-type="float" office:value="1007.90151690834" calcext:value-type="float">
            <text:p>1007,9015169083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59133539" calcext:value-type="float">
            <text:p>7,75913353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74.27252534222" calcext:value-type="float">
            <text:p>1274,2725253422</text:p>
          </table:table-cell>
          <table:table-cell office:value-type="float" office:value="76.770329614269" calcext:value-type="float">
            <text:p>76,770329614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4724334" calcext:value-type="float">
            <text:p>8,7472433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18447472" calcext:value-type="float">
            <text:p>6,91844747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416.58685344802" calcext:value-type="float">
            <text:p>3416,586853448</text:p>
          </table:table-cell>
          <table:table-cell office:value-type="float" office:value="205.586228448267" calcext:value-type="float">
            <text:p>205,5862284483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02560452" calcext:value-type="float">
            <text:p>7,20256045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69" calcext:value-type="float">
            <text:p>1669</text:p>
          </table:table-cell>
          <table:table-cell office:value-type="float" office:value="81" calcext:value-type="float">
            <text:p>81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58544855" calcext:value-type="float">
            <text:p>7,75854485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851.79521762238" calcext:value-type="float">
            <text:p>1851,7952176224</text:p>
          </table:table-cell>
          <table:table-cell office:value-type="float" office:value="98.2236761485243" calcext:value-type="float">
            <text:p>98,223676148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32734685" calcext:value-type="float">
            <text:p>7,93273468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14" calcext:value-type="float">
            <text:p>2814</text:p>
          </table:table-cell>
          <table:table-cell office:value-type="float" office:value="140" calcext:value-type="float">
            <text:p>140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62342731" calcext:value-type="float">
            <text:p>7,66234273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284.87228258249" calcext:value-type="float">
            <text:p>1284,8722825825</text:p>
          </table:table-cell>
          <table:table-cell office:value-type="float" office:value="94.7082039324994" calcext:value-type="float">
            <text:p>94,7082039325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36798567" calcext:value-type="float">
            <text:p>7,03679856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186.88938176566" calcext:value-type="float">
            <text:p>2186,8893817657</text:p>
          </table:table-cell>
          <table:table-cell office:value-type="float" office:value="127.903082244819" calcext:value-type="float">
            <text:p>127,903082244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</table:table>
      <table:table table:name="Bewertung Durchlauf und Dauer" table:style-name="ta1">
        <table:table-column table:style-name="co12" table:default-cell-style-name="ce4"/>
        <table:table-column table:style-name="co13" table:default-cell-style-name="ce6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8"/>
        <table:table-row table:style-name="ro1">
          <table:table-cell table:style-name="ce1"/>
          <table:table-cell office:value-type="string" calcext:value-type="string">
            <text:p>Daten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7" office:value-type="string" calcext:value-type="string">
            <text:p>Max - duration</text:p>
          </table:table-cell>
          <table:table-cell table:style-name="ce13" office:value-type="string" calcext:value-type="string">
            <text:p>Min - duration</text:p>
          </table:table-cell>
          <table:table-cell table:style-name="ce13" office:value-type="string" calcext:value-type="string">
            <text:p>Mittelwert - duration</text:p>
          </table:table-cell>
          <table:table-cell table:style-name="ce13" office:value-type="string" calcext:value-type="string">
            <text:p>Anzahl - iterations</text:p>
          </table:table-cell>
          <table:table-cell table:style-name="ce13" office:value-type="string" calcext:value-type="string">
            <text:p>Max - iterations</text:p>
          </table:table-cell>
          <table:table-cell table:style-name="ce13" office:value-type="string" calcext:value-type="string">
            <text:p>Min - iterations</text:p>
          </table:table-cell>
          <table:table-cell table:style-name="ce13" office:value-type="string" calcext:value-type="string">
            <text:p>Mittelwert - iterations</text:p>
          </table:table-cell>
          <table:table-cell table:style-name="ce13" office:value-type="string" calcext:value-type="string">
            <text:p>Max - best_iteration</text:p>
          </table:table-cell>
          <table:table-cell table:style-name="ce13" office:value-type="string" calcext:value-type="string">
            <text:p>Min - best_iteration</text:p>
          </table:table-cell>
          <table:table-cell table:style-name="ce19" office:value-type="string" calcext:value-type="string">
            <text:p>Mittelwert - best_iteration</text:p>
          </table:table-cell>
        </table:table-row>
        <table:table-row table:style-name="ro1">
          <table:table-cell table:style-name="ce3" office:value-type="string" calcext:value-type="string">
            <text:p>skas_4</text:p>
          </table:table-cell>
          <table:table-cell table:style-name="ce8" office:value-type="float" office:value="24.637851219" calcext:value-type="float">
            <text:p>24,637851219</text:p>
          </table:table-cell>
          <table:table-cell table:style-name="ce14" office:value-type="float" office:value="6.795494536" calcext:value-type="float">
            <text:p>6,795494536</text:p>
          </table:table-cell>
          <table:table-cell table:style-name="ce14" office:value-type="float" office:value="10.5199808116" calcext:value-type="float">
            <text:p>10,519980811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5.44" calcext:value-type="float">
            <text:p>75,4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4.84" calcext:value-type="float">
            <text:p>4,8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table:style-name="ce9" office:value-type="float" office:value="0.089638015" calcext:value-type="float">
            <text:p>0,089638015</text:p>
          </table:table-cell>
          <table:table-cell table:style-name="ce15" office:value-type="float" office:value="0.062283725" calcext:value-type="float">
            <text:p>0,062283725</text:p>
          </table:table-cell>
          <table:table-cell table:style-name="ce15" office:value-type="float" office:value="0.07219437379" calcext:value-type="float">
            <text:p>0,072194373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4.4" calcext:value-type="float">
            <text:p>54,4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table:style-name="ce10" office:value-type="float" office:value="0.089638015" calcext:value-type="float">
            <text:p>0,089638015</text:p>
          </table:table-cell>
          <table:table-cell table:style-name="ce16" office:value-type="float" office:value="0.062283725" calcext:value-type="float">
            <text:p>0,062283725</text:p>
          </table:table-cell>
          <table:table-cell table:style-name="ce16" office:value-type="float" office:value="0.07219437379" calcext:value-type="float">
            <text:p>0,0721943738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4.4" calcext:value-type="float">
            <text:p>54,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4.4" calcext:value-type="float">
            <text:p>4,4</text:p>
          </table:table-cell>
        </table:table-row>
        <table:table-row table:style-name="ro1">
          <table:table-cell table:style-name="ce5" office:value-type="string" calcext:value-type="string">
            <text:p>Gesamt Ergebnis</text:p>
          </table:table-cell>
          <table:table-cell table:style-name="ce11" office:value-type="float" office:value="24.637851219" calcext:value-type="float">
            <text:p>24,637851219</text:p>
          </table:table-cell>
          <table:table-cell table:style-name="ce17" office:value-type="float" office:value="0.062283725" calcext:value-type="float">
            <text:p>0,062283725</text:p>
          </table:table-cell>
          <table:table-cell table:style-name="ce17" office:value-type="float" office:value="3.55478985306" calcext:value-type="float">
            <text:p>3,5547898531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165" calcext:value-type="float">
            <text:p>16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61.4133333333333" calcext:value-type="float">
            <text:p>61,4133333333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4.54666666666667" calcext:value-type="float">
            <text:p>4,5466666667</text:p>
          </table:table-cell>
        </table:table-row>
      </table:table>
      <table:table table:name="Bewertung Kosten und Distanzen" table:style-name="ta1">
        <table:table-column table:style-name="co11" table:default-cell-style-name="ce4"/>
        <table:table-column table:style-name="co23" table:default-cell-style-name="ce6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default-cell-style-name="ce12"/>
        <table:table-column table:style-name="co23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8"/>
        <table:table-row table:style-name="ro1">
          <table:table-cell table:style-name="ce1"/>
          <table:table-cell office:value-type="string" calcext:value-type="string">
            <text:p>Daten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7" office:value-type="string" calcext:value-type="string">
            <text:p>Max - best_costs</text:p>
          </table:table-cell>
          <table:table-cell table:style-name="ce24" office:value-type="string" calcext:value-type="string">
            <text:p>Min - best_costs</text:p>
          </table:table-cell>
          <table:table-cell table:style-name="ce13" office:value-type="string" calcext:value-type="string">
            <text:p>Mittelwert - best_costs</text:p>
          </table:table-cell>
          <table:table-cell table:style-name="ce13" office:value-type="string" calcext:value-type="string">
            <text:p>Max - initial_costs</text:p>
          </table:table-cell>
          <table:table-cell table:style-name="ce24" office:value-type="string" calcext:value-type="string">
            <text:p>Min - initial_costs</text:p>
          </table:table-cell>
          <table:table-cell table:style-name="ce13" office:value-type="string" calcext:value-type="string">
            <text:p>Mittelwert - initial_costs</text:p>
          </table:table-cell>
          <table:table-cell table:style-name="ce13" office:value-type="string" calcext:value-type="string">
            <text:p>Max - best_distance</text:p>
          </table:table-cell>
          <table:table-cell table:style-name="ce24" office:value-type="string" calcext:value-type="string">
            <text:p>Min - best_distance</text:p>
          </table:table-cell>
          <table:table-cell table:style-name="ce13" office:value-type="string" calcext:value-type="string">
            <text:p>Mittelwert - best_distance</text:p>
          </table:table-cell>
          <table:table-cell table:style-name="ce13" office:value-type="string" calcext:value-type="string">
            <text:p>Max - initial_distance</text:p>
          </table:table-cell>
          <table:table-cell table:style-name="ce24" office:value-type="string" calcext:value-type="string">
            <text:p>Min - initial_distance</text:p>
          </table:table-cell>
          <table:table-cell table:style-name="ce19" office:value-type="string" calcext:value-type="string">
            <text:p>Mittelwert - initial_distance</text:p>
          </table:table-cell>
        </table:table-row>
        <table:table-row table:style-name="ro1">
          <table:table-cell table:style-name="ce3" office:value-type="string" calcext:value-type="string">
            <text:p>skas_4</text:p>
          </table:table-cell>
          <table:table-cell table:style-name="ce8" office:value-type="float" office:value="1334.33936709896" calcext:value-type="float">
            <text:p>1334,339367099</text:p>
          </table:table-cell>
          <table:table-cell table:style-name="ce25" office:value-type="float" office:value="556.527026852456" calcext:value-type="float">
            <text:p>556,5270268525</text:p>
          </table:table-cell>
          <table:table-cell table:style-name="ce14" office:value-type="float" office:value="889.365983224908" calcext:value-type="float">
            <text:p>889,3659832249</text:p>
          </table:table-cell>
          <table:table-cell table:style-name="ce14" office:value-type="float" office:value="4361.58853271547" calcext:value-type="float">
            <text:p>4361,5885327155</text:p>
          </table:table-cell>
          <table:table-cell table:style-name="ce25" office:value-type="float" office:value="556.527026852456" calcext:value-type="float">
            <text:p>556,5270268525</text:p>
          </table:table-cell>
          <table:table-cell table:style-name="ce14" office:value-type="float" office:value="2240.94642618979" calcext:value-type="float">
            <text:p>2240,9464261898</text:p>
          </table:table-cell>
          <table:table-cell table:style-name="ce14" office:value-type="float" office:value="75.1077780815523" calcext:value-type="float">
            <text:p>75,1077780816</text:p>
          </table:table-cell>
          <table:table-cell table:style-name="ce25" office:value-type="float" office:value="36" calcext:value-type="float">
            <text:p>36</text:p>
          </table:table-cell>
          <table:table-cell table:style-name="ce14" office:value-type="float" office:value="54.6383013617779" calcext:value-type="float">
            <text:p>54,6383013618</text:p>
          </table:table-cell>
          <table:table-cell table:style-name="ce14" office:value-type="float" office:value="237.576007197136" calcext:value-type="float">
            <text:p>237,5760071971</text:p>
          </table:table-cell>
          <table:table-cell table:style-name="ce25" office:value-type="float" office:value="38.3605834740969" calcext:value-type="float">
            <text:p>38,3605834741</text:p>
          </table:table-cell>
          <table:table-cell table:style-name="ce20" office:value-type="float" office:value="125.111942445292" calcext:value-type="float">
            <text:p>125,111942445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table:style-name="ce9" office:value-type="float" office:value="1782.27869768517" calcext:value-type="float">
            <text:p>1782,2786976852</text:p>
          </table:table-cell>
          <table:table-cell table:style-name="ce26" office:value-type="float" office:value="1488.1050979364" calcext:value-type="float">
            <text:p>1488,1050979364</text:p>
          </table:table-cell>
          <table:table-cell table:style-name="ce15" office:value-type="float" office:value="1627.21599984069" calcext:value-type="float">
            <text:p>1627,2159998407</text:p>
          </table:table-cell>
          <table:table-cell table:style-name="ce15" office:value-type="float" office:value="4294.16979007676" calcext:value-type="float">
            <text:p>4294,1697900768</text:p>
          </table:table-cell>
          <table:table-cell table:style-name="ce26" office:value-type="float" office:value="1608.4051903216" calcext:value-type="float">
            <text:p>1608,4051903216</text:p>
          </table:table-cell>
          <table:table-cell table:style-name="ce15" office:value-type="float" office:value="2767.61564417621" calcext:value-type="float">
            <text:p>2767,6156441762</text:p>
          </table:table-cell>
          <table:table-cell table:style-name="ce15" office:value-type="float" office:value="95.94277273833" calcext:value-type="float">
            <text:p>95,9427727383</text:p>
          </table:table-cell>
          <table:table-cell table:style-name="ce26" office:value-type="float" office:value="77.3227937400708" calcext:value-type="float">
            <text:p>77,3227937401</text:p>
          </table:table-cell>
          <table:table-cell table:style-name="ce15" office:value-type="float" office:value="89.2963805789051" calcext:value-type="float">
            <text:p>89,2963805789</text:p>
          </table:table-cell>
          <table:table-cell table:style-name="ce15" office:value-type="float" office:value="193.699008491141" calcext:value-type="float">
            <text:p>193,6990084911</text:p>
          </table:table-cell>
          <table:table-cell table:style-name="ce26" office:value-type="float" office:value="90.5828795727356" calcext:value-type="float">
            <text:p>90,5828795727</text:p>
          </table:table-cell>
          <table:table-cell table:style-name="ce21" office:value-type="float" office:value="138.647277695212" calcext:value-type="float">
            <text:p>138,647277695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table:style-name="ce10" office:value-type="float" office:value="1949.1665510864" calcext:value-type="float">
            <text:p>1949,1665510864</text:p>
          </table:table-cell>
          <table:table-cell table:style-name="ce27" office:value-type="float" office:value="965.548047910945" calcext:value-type="float">
            <text:p>965,5480479109</text:p>
          </table:table-cell>
          <table:table-cell table:style-name="ce16" office:value-type="float" office:value="1287.02171986818" calcext:value-type="float">
            <text:p>1287,0217198682</text:p>
          </table:table-cell>
          <table:table-cell table:style-name="ce16" office:value-type="float" office:value="4200.90966257776" calcext:value-type="float">
            <text:p>4200,9096625778</text:p>
          </table:table-cell>
          <table:table-cell table:style-name="ce27" office:value-type="float" office:value="999.361269006685" calcext:value-type="float">
            <text:p>999,3612690067</text:p>
          </table:table-cell>
          <table:table-cell table:style-name="ce16" office:value-type="float" office:value="2374.45354029688" calcext:value-type="float">
            <text:p>2374,4535402969</text:p>
          </table:table-cell>
          <table:table-cell table:style-name="ce16" office:value-type="float" office:value="141.162277660168" calcext:value-type="float">
            <text:p>141,1622776602</text:p>
          </table:table-cell>
          <table:table-cell table:style-name="ce27" office:value-type="float" office:value="65.4868329805051" calcext:value-type="float">
            <text:p>65,4868329805</text:p>
          </table:table-cell>
          <table:table-cell table:style-name="ce16" office:value-type="float" office:value="91.3699532164663" calcext:value-type="float">
            <text:p>91,3699532165</text:p>
          </table:table-cell>
          <table:table-cell table:style-name="ce16" office:value-type="float" office:value="237.580769076608" calcext:value-type="float">
            <text:p>237,5807690766</text:p>
          </table:table-cell>
          <table:table-cell table:style-name="ce27" office:value-type="float" office:value="64.4748254262111" calcext:value-type="float">
            <text:p>64,4748254262</text:p>
          </table:table-cell>
          <table:table-cell table:style-name="ce22" office:value-type="float" office:value="136.707291874406" calcext:value-type="float">
            <text:p>136,7072918744</text:p>
          </table:table-cell>
        </table:table-row>
        <table:table-row table:style-name="ro1">
          <table:table-cell table:style-name="ce5" office:value-type="string" calcext:value-type="string">
            <text:p>Gesamt Ergebnis</text:p>
          </table:table-cell>
          <table:table-cell table:style-name="ce11" office:value-type="float" office:value="1949.1665510864" calcext:value-type="float">
            <text:p>1949,1665510864</text:p>
          </table:table-cell>
          <table:table-cell table:style-name="ce28" office:value-type="float" office:value="556.527026852456" calcext:value-type="float">
            <text:p>556,5270268525</text:p>
          </table:table-cell>
          <table:table-cell table:style-name="ce17" office:value-type="float" office:value="1267.86790097793" calcext:value-type="float">
            <text:p>1267,8679009779</text:p>
          </table:table-cell>
          <table:table-cell table:style-name="ce17" office:value-type="float" office:value="4361.58853271547" calcext:value-type="float">
            <text:p>4361,5885327155</text:p>
          </table:table-cell>
          <table:table-cell table:style-name="ce28" office:value-type="float" office:value="556.527026852456" calcext:value-type="float">
            <text:p>556,5270268525</text:p>
          </table:table-cell>
          <table:table-cell table:style-name="ce17" office:value-type="float" office:value="2461.00520355429" calcext:value-type="float">
            <text:p>2461,0052035543</text:p>
          </table:table-cell>
          <table:table-cell table:style-name="ce17" office:value-type="float" office:value="141.162277660168" calcext:value-type="float">
            <text:p>141,1622776602</text:p>
          </table:table-cell>
          <table:table-cell table:style-name="ce28" office:value-type="float" office:value="36" calcext:value-type="float">
            <text:p>36</text:p>
          </table:table-cell>
          <table:table-cell table:style-name="ce17" office:value-type="float" office:value="78.4348783857164" calcext:value-type="float">
            <text:p>78,4348783857</text:p>
          </table:table-cell>
          <table:table-cell table:style-name="ce17" office:value-type="float" office:value="237.580769076608" calcext:value-type="float">
            <text:p>237,5807690766</text:p>
          </table:table-cell>
          <table:table-cell table:style-name="ce28" office:value-type="float" office:value="38.3605834740969" calcext:value-type="float">
            <text:p>38,3605834741</text:p>
          </table:table-cell>
          <table:table-cell table:style-name="ce23" office:value-type="float" office:value="133.488837338303" calcext:value-type="float">
            <text:p>133,4888373383</text:p>
          </table:table-cell>
        </table:table-row>
      </table:table>
      <table:named-expressions/>
      <table:data-pilot-tables>
        <table:data-pilot-table table:name="DataPilot1" table:application-data="" table:target-range-address="'Bewertung Kosten und Distanzen'.A1:'Bewertung Kosten und Distanzen'.M6" table:buttons="'Bewertung Kosten und Distanzen'.A2 'Bewertung Kosten und Distanzen'.B1" table:show-filter-button="false" table:drill-down-on-double-click="false">
          <table:source-cell-range table:cell-range-address="dataset1343.A1:dataset1343.K3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aset" table:orientation="row" table:used-hierarchy="0" table:function="auto">
            <table:data-pilot-level table:show-empty="false" calcext:repeat-item-labels="false">
              <table:data-pilot-members>
                <table:data-pilot-member table:name="skas_4" table:display="true" table:show-details="true"/>
                <table:data-pilot-member table:name="skas_4s" table:display="true" table:show-details="true"/>
                <table:data-pilot-member table:name="skas_4s+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est_costs" table:orientation="data" table:used-hierarchy="0" table:function="max">
            <table:data-pilot-level table:show-empty="false" calcext:repeat-item-labels="false">
              <table:data-pilot-members>
                <table:data-pilot-member table:name="556,5270268525" table:display="true" table:show-details="true"/>
                <table:data-pilot-member table:name="766" table:display="true" table:show-details="true"/>
                <table:data-pilot-member table:name="802,3097764307" table:display="true" table:show-details="true"/>
                <table:data-pilot-member table:name="836" table:display="true" table:show-details="true"/>
                <table:data-pilot-member table:name="894,8013732677" table:display="true" table:show-details="true"/>
                <table:data-pilot-member table:name="965,5480479109" table:display="true" table:show-details="true"/>
                <table:data-pilot-member table:name="1007,9015169083" table:display="true" table:show-details="true"/>
                <table:data-pilot-member table:name="1020,7732851851" table:display="true" table:show-details="true"/>
                <table:data-pilot-member table:name="1025,644110012" table:display="true" table:show-details="true"/>
                <table:data-pilot-member table:name="1033,1665510864" table:display="true" table:show-details="true"/>
                <table:data-pilot-member table:name="1086,3994497926" table:display="true" table:show-details="true"/>
                <table:data-pilot-member table:name="1132" table:display="true" table:show-details="true"/>
                <table:data-pilot-member table:name="1191,5223349985" table:display="true" table:show-details="true"/>
                <table:data-pilot-member table:name="1334,339367099" table:display="true" table:show-details="true"/>
                <table:data-pilot-member table:name="1488,1050979364" table:display="true" table:show-details="true"/>
                <table:data-pilot-member table:name="1608,4051903216" table:display="true" table:show-details="true"/>
                <table:data-pilot-member table:name="1619,7072332631" table:display="true" table:show-details="true"/>
                <table:data-pilot-member table:name="1691,7691926837" table:display="true" table:show-details="true"/>
                <table:data-pilot-member table:name="1714,7220999028" table:display="true" table:show-details="true"/>
                <table:data-pilot-member table:name="1782,2786976852" table:display="true" table:show-details="true"/>
                <table:data-pilot-member table:name="1949,16655108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est_costs" table:orientation="data" table:used-hierarchy="-1" table:function="min">
            <table:data-pilot-level calcext:repeat-item-labels="false"/>
          </table:data-pilot-field>
          <table:data-pilot-field table:source-field-name="best_costs" table:orientation="data" table:used-hierarchy="-1" table:function="average">
            <table:data-pilot-level calcext:repeat-item-labels="false"/>
          </table:data-pilot-field>
          <table:data-pilot-field table:source-field-name="initial_costs" table:orientation="data" table:used-hierarchy="0" table:function="max">
            <table:data-pilot-level table:show-empty="false" calcext:repeat-item-labels="false">
              <table:data-pilot-members>
                <table:data-pilot-member table:name="556,5270268525" table:display="true" table:show-details="true"/>
                <table:data-pilot-member table:name="999,3612690067" table:display="true" table:show-details="true"/>
                <table:data-pilot-member table:name="1007,9015169083" table:display="true" table:show-details="true"/>
                <table:data-pilot-member table:name="1025,644110012" table:display="true" table:show-details="true"/>
                <table:data-pilot-member table:name="1051,5191922845" table:display="true" table:show-details="true"/>
                <table:data-pilot-member table:name="1058,1665510864" table:display="true" table:show-details="true"/>
                <table:data-pilot-member table:name="1085,9012102346" table:display="true" table:show-details="true"/>
                <table:data-pilot-member table:name="1204,0011239628" table:display="true" table:show-details="true"/>
                <table:data-pilot-member table:name="1209,0732269958" table:display="true" table:show-details="true"/>
                <table:data-pilot-member table:name="1210,4721200898" table:display="true" table:show-details="true"/>
                <table:data-pilot-member table:name="1245,958828471" table:display="true" table:show-details="true"/>
                <table:data-pilot-member table:name="1258,0800396697" table:display="true" table:show-details="true"/>
                <table:data-pilot-member table:name="1274,2725253422" table:display="true" table:show-details="true"/>
                <table:data-pilot-member table:name="1284,8722825825" table:display="true" table:show-details="true"/>
                <table:data-pilot-member table:name="1299,0788373955" table:display="true" table:show-details="true"/>
                <table:data-pilot-member table:name="1354,2426152428" table:display="true" table:show-details="true"/>
                <table:data-pilot-member table:name="1360,4593827954" table:display="true" table:show-details="true"/>
                <table:data-pilot-member table:name="1416" table:display="true" table:show-details="true"/>
                <table:data-pilot-member table:name="1451,5223349985" table:display="true" table:show-details="true"/>
                <table:data-pilot-member table:name="1520,5770753439" table:display="true" table:show-details="true"/>
                <table:data-pilot-member table:name="1546,7534283052" table:display="true" table:show-details="true"/>
                <table:data-pilot-member table:name="1554,0655533025" table:display="true" table:show-details="true"/>
                <table:data-pilot-member table:name="1559,8621164994" table:display="true" table:show-details="true"/>
                <table:data-pilot-member table:name="1608,4051903216" table:display="true" table:show-details="true"/>
                <table:data-pilot-member table:name="1609,1241750764" table:display="true" table:show-details="true"/>
                <table:data-pilot-member table:name="1663,7366596101" table:display="true" table:show-details="true"/>
                <table:data-pilot-member table:name="1669" table:display="true" table:show-details="true"/>
                <table:data-pilot-member table:name="1669,2852931672" table:display="true" table:show-details="true"/>
                <table:data-pilot-member table:name="1677" table:display="true" table:show-details="true"/>
                <table:data-pilot-member table:name="1678,9561630673" table:display="true" table:show-details="true"/>
                <table:data-pilot-member table:name="1681,9453700408" table:display="true" table:show-details="true"/>
                <table:data-pilot-member table:name="1711,6144783742" table:display="true" table:show-details="true"/>
                <table:data-pilot-member table:name="1715,6362157364" table:display="true" table:show-details="true"/>
                <table:data-pilot-member table:name="1723,132034356" table:display="true" table:show-details="true"/>
                <table:data-pilot-member table:name="1749,5068805326" table:display="true" table:show-details="true"/>
                <table:data-pilot-member table:name="1771" table:display="true" table:show-details="true"/>
                <table:data-pilot-member table:name="1773,472266253" table:display="true" table:show-details="true"/>
                <table:data-pilot-member table:name="1780,4855630598" table:display="true" table:show-details="true"/>
                <table:data-pilot-member table:name="1788,8711495517" table:display="true" table:show-details="true"/>
                <table:data-pilot-member table:name="1797,9111546371" table:display="true" table:show-details="true"/>
                <table:data-pilot-member table:name="1806,3177038141" table:display="true" table:show-details="true"/>
                <table:data-pilot-member table:name="1822,5449874981" table:display="true" table:show-details="true"/>
                <table:data-pilot-member table:name="1828,0813054835" table:display="true" table:show-details="true"/>
                <table:data-pilot-member table:name="1838,9549694961" table:display="true" table:show-details="true"/>
                <table:data-pilot-member table:name="1842,7727392056" table:display="true" table:show-details="true"/>
                <table:data-pilot-member table:name="1849,6415194095" table:display="true" table:show-details="true"/>
                <table:data-pilot-member table:name="1851,7952176224" table:display="true" table:show-details="true"/>
                <table:data-pilot-member table:name="1866,7602614903" table:display="true" table:show-details="true"/>
                <table:data-pilot-member table:name="1880,1045917247" table:display="true" table:show-details="true"/>
                <table:data-pilot-member table:name="1880,464364201" table:display="true" table:show-details="true"/>
                <table:data-pilot-member table:name="1883,4711960878" table:display="true" table:show-details="true"/>
                <table:data-pilot-member table:name="1913,9007888605" table:display="true" table:show-details="true"/>
                <table:data-pilot-member table:name="1920,3722870174" table:display="true" table:show-details="true"/>
                <table:data-pilot-member table:name="1943,3426893771" table:display="true" table:show-details="true"/>
                <table:data-pilot-member table:name="1947,4659997197" table:display="true" table:show-details="true"/>
                <table:data-pilot-member table:name="1949,1665510864" table:display="true" table:show-details="true"/>
                <table:data-pilot-member table:name="1962,4956578335" table:display="true" table:show-details="true"/>
                <table:data-pilot-member table:name="1965,9134820022" table:display="true" table:show-details="true"/>
                <table:data-pilot-member table:name="1967,3332953942" table:display="true" table:show-details="true"/>
                <table:data-pilot-member table:name="1973,7351784439" table:display="true" table:show-details="true"/>
                <table:data-pilot-member table:name="1981,0317402307" table:display="true" table:show-details="true"/>
                <table:data-pilot-member table:name="1981,953051418" table:display="true" table:show-details="true"/>
                <table:data-pilot-member table:name="1999,8688666369" table:display="true" table:show-details="true"/>
                <table:data-pilot-member table:name="2007" table:display="true" table:show-details="true"/>
                <table:data-pilot-member table:name="2011,7376624976" table:display="true" table:show-details="true"/>
                <table:data-pilot-member table:name="2015,2311692303" table:display="true" table:show-details="true"/>
                <table:data-pilot-member table:name="2019,0772004045" table:display="true" table:show-details="true"/>
                <table:data-pilot-member table:name="2019,9277003469" table:display="true" table:show-details="true"/>
                <table:data-pilot-member table:name="2029" table:display="true" table:show-details="true"/>
                <table:data-pilot-member table:name="2044,8153538925" table:display="true" table:show-details="true"/>
                <table:data-pilot-member table:name="2048" table:display="true" table:show-details="true"/>
                <table:data-pilot-member table:name="2053,1498761668" table:display="true" table:show-details="true"/>
                <table:data-pilot-member table:name="2060" table:display="true" table:show-details="true"/>
                <table:data-pilot-member table:name="2065,8099364475" table:display="true" table:show-details="true"/>
                <table:data-pilot-member table:name="2067,1842393043" table:display="true" table:show-details="true"/>
                <table:data-pilot-member table:name="2076,3266470622" table:display="true" table:show-details="true"/>
                <table:data-pilot-member table:name="2085,0163906402" table:display="true" table:show-details="true"/>
                <table:data-pilot-member table:name="2094,0615771814" table:display="true" table:show-details="true"/>
                <table:data-pilot-member table:name="2096,9472891949" table:display="true" table:show-details="true"/>
                <table:data-pilot-member table:name="2110,5420506224" table:display="true" table:show-details="true"/>
                <table:data-pilot-member table:name="2115,6362157364" table:display="true" table:show-details="true"/>
                <table:data-pilot-member table:name="2133,528682713" table:display="true" table:show-details="true"/>
                <table:data-pilot-member table:name="2133,9153187313" table:display="true" table:show-details="true"/>
                <table:data-pilot-member table:name="2142,3700112808" table:display="true" table:show-details="true"/>
                <table:data-pilot-member table:name="2146" table:display="true" table:show-details="true"/>
                <table:data-pilot-member table:name="2149" table:display="true" table:show-details="true"/>
                <table:data-pilot-member table:name="2160,524758425" table:display="true" table:show-details="true"/>
                <table:data-pilot-member table:name="2162,0661570539" table:display="true" table:show-details="true"/>
                <table:data-pilot-member table:name="2165,4645712927" table:display="true" table:show-details="true"/>
                <table:data-pilot-member table:name="2173,58982837" table:display="true" table:show-details="true"/>
                <table:data-pilot-member table:name="2184,1917170713" table:display="true" table:show-details="true"/>
                <table:data-pilot-member table:name="2186,8893817657" table:display="true" table:show-details="true"/>
                <table:data-pilot-member table:name="2193,269604177" table:display="true" table:show-details="true"/>
                <table:data-pilot-member table:name="2211,2802167716" table:display="true" table:show-details="true"/>
                <table:data-pilot-member table:name="2239,3274865223" table:display="true" table:show-details="true"/>
                <table:data-pilot-member table:name="2255,3463670206" table:display="true" table:show-details="true"/>
                <table:data-pilot-member table:name="2265,4331458466" table:display="true" table:show-details="true"/>
                <table:data-pilot-member table:name="2270,4900300522" table:display="true" table:show-details="true"/>
                <table:data-pilot-member table:name="2274,8262846531" table:display="true" table:show-details="true"/>
                <table:data-pilot-member table:name="2303,3070149388" table:display="true" table:show-details="true"/>
                <table:data-pilot-member table:name="2314,7408867936" table:display="true" table:show-details="true"/>
                <table:data-pilot-member table:name="2333,9827836191" table:display="true" table:show-details="true"/>
                <table:data-pilot-member table:name="2337,7094824946" table:display="true" table:show-details="true"/>
                <table:data-pilot-member table:name="2340,8188758195" table:display="true" table:show-details="true"/>
                <table:data-pilot-member table:name="2341,5119703372" table:display="true" table:show-details="true"/>
                <table:data-pilot-member table:name="2349,1379842142" table:display="true" table:show-details="true"/>
                <table:data-pilot-member table:name="2350,9847189403" table:display="true" table:show-details="true"/>
                <table:data-pilot-member table:name="2355,9375509154" table:display="true" table:show-details="true"/>
                <table:data-pilot-member table:name="2357,0474926598" table:display="true" table:show-details="true"/>
                <table:data-pilot-member table:name="2362,3541721176" table:display="true" table:show-details="true"/>
                <table:data-pilot-member table:name="2362,4115172528" table:display="true" table:show-details="true"/>
                <table:data-pilot-member table:name="2367" table:display="true" table:show-details="true"/>
                <table:data-pilot-member table:name="2372,686328129" table:display="true" table:show-details="true"/>
                <table:data-pilot-member table:name="2377,8320022594" table:display="true" table:show-details="true"/>
                <table:data-pilot-member table:name="2380,6348074448" table:display="true" table:show-details="true"/>
                <table:data-pilot-member table:name="2401,6978685661" table:display="true" table:show-details="true"/>
                <table:data-pilot-member table:name="2409,1597201086" table:display="true" table:show-details="true"/>
                <table:data-pilot-member table:name="2418,1125443611" table:display="true" table:show-details="true"/>
                <table:data-pilot-member table:name="2445,1300007008" table:display="true" table:show-details="true"/>
                <table:data-pilot-member table:name="2446,4121042898" table:display="true" table:show-details="true"/>
                <table:data-pilot-member table:name="2451,0697580113" table:display="true" table:show-details="true"/>
                <table:data-pilot-member table:name="2458,786198344" table:display="true" table:show-details="true"/>
                <table:data-pilot-member table:name="2474" table:display="true" table:show-details="true"/>
                <table:data-pilot-member table:name="2474,9542486925" table:display="true" table:show-details="true"/>
                <table:data-pilot-member table:name="2486" table:display="true" table:show-details="true"/>
                <table:data-pilot-member table:name="2490,6090237425" table:display="true" table:show-details="true"/>
                <table:data-pilot-member table:name="2503" table:display="true" table:show-details="true"/>
                <table:data-pilot-member table:name="2507,7010627133" table:display="true" table:show-details="true"/>
                <table:data-pilot-member table:name="2515,5856099731" table:display="true" table:show-details="true"/>
                <table:data-pilot-member table:name="2518,2391971413" table:display="true" table:show-details="true"/>
                <table:data-pilot-member table:name="2535,9694029568" table:display="true" table:show-details="true"/>
                <table:data-pilot-member table:name="2539,2234925906" table:display="true" table:show-details="true"/>
                <table:data-pilot-member table:name="2540" table:display="true" table:show-details="true"/>
                <table:data-pilot-member table:name="2542" table:display="true" table:show-details="true"/>
                <table:data-pilot-member table:name="2553" table:display="true" table:show-details="true"/>
                <table:data-pilot-member table:name="2583,887935443" table:display="true" table:show-details="true"/>
                <table:data-pilot-member table:name="2587,5916458483" table:display="true" table:show-details="true"/>
                <table:data-pilot-member table:name="2612,4227603763" table:display="true" table:show-details="true"/>
                <table:data-pilot-member table:name="2621,5227522351" table:display="true" table:show-details="true"/>
                <table:data-pilot-member table:name="2623,0410121923" table:display="true" table:show-details="true"/>
                <table:data-pilot-member table:name="2625,9805837364" table:display="true" table:show-details="true"/>
                <table:data-pilot-member table:name="2627,244178929" table:display="true" table:show-details="true"/>
                <table:data-pilot-member table:name="2638,4003736107" table:display="true" table:show-details="true"/>
                <table:data-pilot-member table:name="2645,4479648116" table:display="true" table:show-details="true"/>
                <table:data-pilot-member table:name="2658,6362107242" table:display="true" table:show-details="true"/>
                <table:data-pilot-member table:name="2664,7072442911" table:display="true" table:show-details="true"/>
                <table:data-pilot-member table:name="2668,5870838031" table:display="true" table:show-details="true"/>
                <table:data-pilot-member table:name="2671,2501796143" table:display="true" table:show-details="true"/>
                <table:data-pilot-member table:name="2674,7274923383" table:display="true" table:show-details="true"/>
                <table:data-pilot-member table:name="2675,2234925906" table:display="true" table:show-details="true"/>
                <table:data-pilot-member table:name="2702,6814949508" table:display="true" table:show-details="true"/>
                <table:data-pilot-member table:name="2707,7539163683" table:display="true" table:show-details="true"/>
                <table:data-pilot-member table:name="2712,9584846995" table:display="true" table:show-details="true"/>
                <table:data-pilot-member table:name="2723,7697619843" table:display="true" table:show-details="true"/>
                <table:data-pilot-member table:name="2727,4084671108" table:display="true" table:show-details="true"/>
                <table:data-pilot-member table:name="2728,41248557" table:display="true" table:show-details="true"/>
                <table:data-pilot-member table:name="2729" table:display="true" table:show-details="true"/>
                <table:data-pilot-member table:name="2730,1407070064" table:display="true" table:show-details="true"/>
                <table:data-pilot-member table:name="2741,8887339272" table:display="true" table:show-details="true"/>
                <table:data-pilot-member table:name="2742,9798941229" table:display="true" table:show-details="true"/>
                <table:data-pilot-member table:name="2749,9753037819" table:display="true" table:show-details="true"/>
                <table:data-pilot-member table:name="2754,4606105773" table:display="true" table:show-details="true"/>
                <table:data-pilot-member table:name="2756,0727037645" table:display="true" table:show-details="true"/>
                <table:data-pilot-member table:name="2769,0532789247" table:display="true" table:show-details="true"/>
                <table:data-pilot-member table:name="2776" table:display="true" table:show-details="true"/>
                <table:data-pilot-member table:name="2777,2981249268" table:display="true" table:show-details="true"/>
                <table:data-pilot-member table:name="2800,4593827954" table:display="true" table:show-details="true"/>
                <table:data-pilot-member table:name="2814" table:display="true" table:show-details="true"/>
                <table:data-pilot-member table:name="2818,6676700983" table:display="true" table:show-details="true"/>
                <table:data-pilot-member table:name="2824,1162759905" table:display="true" table:show-details="true"/>
                <table:data-pilot-member table:name="2830" table:display="true" table:show-details="true"/>
                <table:data-pilot-member table:name="2835,0767811501" table:display="true" table:show-details="true"/>
                <table:data-pilot-member table:name="2860,5283646187" table:display="true" table:show-details="true"/>
                <table:data-pilot-member table:name="2868,7917789594" table:display="true" table:show-details="true"/>
                <table:data-pilot-member table:name="2880,9527179667" table:display="true" table:show-details="true"/>
                <table:data-pilot-member table:name="2890" table:display="true" table:show-details="true"/>
                <table:data-pilot-member table:name="2892,5549701123" table:display="true" table:show-details="true"/>
                <table:data-pilot-member table:name="2899,8389579407" table:display="true" table:show-details="true"/>
                <table:data-pilot-member table:name="2915,0184188775" table:display="true" table:show-details="true"/>
                <table:data-pilot-member table:name="2921,664540117" table:display="true" table:show-details="true"/>
                <table:data-pilot-member table:name="2931,7503169722" table:display="true" table:show-details="true"/>
                <table:data-pilot-member table:name="2941,1865313181" table:display="true" table:show-details="true"/>
                <table:data-pilot-member table:name="2976,017917793" table:display="true" table:show-details="true"/>
                <table:data-pilot-member table:name="3014,8103460386" table:display="true" table:show-details="true"/>
                <table:data-pilot-member table:name="3042,1857933458" table:display="true" table:show-details="true"/>
                <table:data-pilot-member table:name="3044,3907024184" table:display="true" table:show-details="true"/>
                <table:data-pilot-member table:name="3066,5125191543" table:display="true" table:show-details="true"/>
                <table:data-pilot-member table:name="3079,5000486737" table:display="true" table:show-details="true"/>
                <table:data-pilot-member table:name="3083,2485531745" table:display="true" table:show-details="true"/>
                <table:data-pilot-member table:name="3088,3500824289" table:display="true" table:show-details="true"/>
                <table:data-pilot-member table:name="3089,4777123969" table:display="true" table:show-details="true"/>
                <table:data-pilot-member table:name="3094,7898705226" table:display="true" table:show-details="true"/>
                <table:data-pilot-member table:name="3109,7933291518" table:display="true" table:show-details="true"/>
                <table:data-pilot-member table:name="3145,4066734831" table:display="true" table:show-details="true"/>
                <table:data-pilot-member table:name="3172,1627221256" table:display="true" table:show-details="true"/>
                <table:data-pilot-member table:name="3201,6045383565" table:display="true" table:show-details="true"/>
                <table:data-pilot-member table:name="3210,7478816698" table:display="true" table:show-details="true"/>
                <table:data-pilot-member table:name="3241" table:display="true" table:show-details="true"/>
                <table:data-pilot-member table:name="3244,6351139008" table:display="true" table:show-details="true"/>
                <table:data-pilot-member table:name="3281,9822367853" table:display="true" table:show-details="true"/>
                <table:data-pilot-member table:name="3283,6015378407" table:display="true" table:show-details="true"/>
                <table:data-pilot-member table:name="3284,2476236416" table:display="true" table:show-details="true"/>
                <table:data-pilot-member table:name="3295,9002572304" table:display="true" table:show-details="true"/>
                <table:data-pilot-member table:name="3296,3467711604" table:display="true" table:show-details="true"/>
                <table:data-pilot-member table:name="3304,4169964074" table:display="true" table:show-details="true"/>
                <table:data-pilot-member table:name="3330,2752381154" table:display="true" table:show-details="true"/>
                <table:data-pilot-member table:name="3342,4603819028" table:display="true" table:show-details="true"/>
                <table:data-pilot-member table:name="3344,1887438866" table:display="true" table:show-details="true"/>
                <table:data-pilot-member table:name="3346,3020224851" table:display="true" table:show-details="true"/>
                <table:data-pilot-member table:name="3361,0012250774" table:display="true" table:show-details="true"/>
                <table:data-pilot-member table:name="3367,9229790393" table:display="true" table:show-details="true"/>
                <table:data-pilot-member table:name="3386,8546982247" table:display="true" table:show-details="true"/>
                <table:data-pilot-member table:name="3391,2258719984" table:display="true" table:show-details="true"/>
                <table:data-pilot-member table:name="3403,7465038212" table:display="true" table:show-details="true"/>
                <table:data-pilot-member table:name="3404,171614237" table:display="true" table:show-details="true"/>
                <table:data-pilot-member table:name="3414,5771404898" table:display="true" table:show-details="true"/>
                <table:data-pilot-member table:name="3416,586853448" table:display="true" table:show-details="true"/>
                <table:data-pilot-member table:name="3433,9729692477" table:display="true" table:show-details="true"/>
                <table:data-pilot-member table:name="3470" table:display="true" table:show-details="true"/>
                <table:data-pilot-member table:name="3492,763645454" table:display="true" table:show-details="true"/>
                <table:data-pilot-member table:name="3514,4495860218" table:display="true" table:show-details="true"/>
                <table:data-pilot-member table:name="3546,4325658839" table:display="true" table:show-details="true"/>
                <table:data-pilot-member table:name="3552,5723696034" table:display="true" table:show-details="true"/>
                <table:data-pilot-member table:name="3589,8381870437" table:display="true" table:show-details="true"/>
                <table:data-pilot-member table:name="3689,1463839533" table:display="true" table:show-details="true"/>
                <table:data-pilot-member table:name="3736,2491503892" table:display="true" table:show-details="true"/>
                <table:data-pilot-member table:name="3740,6256131084" table:display="true" table:show-details="true"/>
                <table:data-pilot-member table:name="3843,7757721025" table:display="true" table:show-details="true"/>
                <table:data-pilot-member table:name="3845,3292433153" table:display="true" table:show-details="true"/>
                <table:data-pilot-member table:name="3851,3230995955" table:display="true" table:show-details="true"/>
                <table:data-pilot-member table:name="3914,2240025415" table:display="true" table:show-details="true"/>
                <table:data-pilot-member table:name="3922,1924994819" table:display="true" table:show-details="true"/>
                <table:data-pilot-member table:name="3937,6678190946" table:display="true" table:show-details="true"/>
                <table:data-pilot-member table:name="4200,9096625778" table:display="true" table:show-details="true"/>
                <table:data-pilot-member table:name="4294,1697900768" table:display="true" table:show-details="true"/>
                <table:data-pilot-member table:name="4361,58853271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_costs" table:orientation="data" table:used-hierarchy="-1" table:function="min">
            <table:data-pilot-level calcext:repeat-item-labels="false"/>
          </table:data-pilot-field>
          <table:data-pilot-field table:source-field-name="initial_costs" table:orientation="data" table:used-hierarchy="-1" table:function="average">
            <table:data-pilot-level calcext:repeat-item-labels="false"/>
          </table:data-pilot-field>
          <table:data-pilot-field table:source-field-name="best_distance" table:orientation="data" table:used-hierarchy="0" table:function="max">
            <table:data-pilot-level table:show-empty="false" calcext:repeat-item-labels="false">
              <table:data-pilot-members>
                <table:data-pilot-member table:name="36" table:display="true" table:show-details="true"/>
                <table:data-pilot-member table:name="38,3605834741" table:display="true" table:show-details="true"/>
                <table:data-pilot-member table:name="43" table:display="true" table:show-details="true"/>
                <table:data-pilot-member table:name="48,9458667797" table:display="true" table:show-details="true"/>
                <table:data-pilot-member table:name="50,5182759149" table:display="true" table:show-details="true"/>
                <table:data-pilot-member table:name="65,4868329805" table:display="true" table:show-details="true"/>
                <table:data-pilot-member table:name="66,2424655693" table:display="true" table:show-details="true"/>
                <table:data-pilot-member table:name="66,4579633151" table:display="true" table:show-details="true"/>
                <table:data-pilot-member table:name="70,625215258" table:display="true" table:show-details="true"/>
                <table:data-pilot-member table:name="73,1622776602" table:display="true" table:show-details="true"/>
                <table:data-pilot-member table:name="73,7703296143" table:display="true" table:show-details="true"/>
                <table:data-pilot-member table:name="74" table:display="true" table:show-details="true"/>
                <table:data-pilot-member table:name="74,4341070047" table:display="true" table:show-details="true"/>
                <table:data-pilot-member table:name="75,1077780816" table:display="true" table:show-details="true"/>
                <table:data-pilot-member table:name="77,3227937401" table:display="true" table:show-details="true"/>
                <table:data-pilot-member table:name="85,3669377712" table:display="true" table:show-details="true"/>
                <table:data-pilot-member table:name="89,4922348667" table:display="true" table:show-details="true"/>
                <table:data-pilot-member table:name="92,0778728996" table:display="true" table:show-details="true"/>
                <table:data-pilot-member table:name="92,5523918383" table:display="true" table:show-details="true"/>
                <table:data-pilot-member table:name="95,9427727383" table:display="true" table:show-details="true"/>
                <table:data-pilot-member table:name="141,16227766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est_distance" table:orientation="data" table:used-hierarchy="-1" table:function="min">
            <table:data-pilot-level calcext:repeat-item-labels="false"/>
          </table:data-pilot-field>
          <table:data-pilot-field table:source-field-name="best_distance" table:orientation="data" table:used-hierarchy="-1" table:function="average">
            <table:data-pilot-level calcext:repeat-item-labels="false"/>
          </table:data-pilot-field>
          <table:data-pilot-field table:source-field-name="initial_distance" table:orientation="data" table:used-hierarchy="0" table:function="max">
            <table:data-pilot-level table:show-empty="false" calcext:repeat-item-labels="false">
              <table:data-pilot-members>
                <table:data-pilot-member table:name="38,3605834741" table:display="true" table:show-details="true"/>
                <table:data-pilot-member table:name="52,0914701999" table:display="true" table:show-details="true"/>
                <table:data-pilot-member table:name="61,0717011888" table:display="true" table:show-details="true"/>
                <table:data-pilot-member table:name="62,0748909572" table:display="true" table:show-details="true"/>
                <table:data-pilot-member table:name="64,4748254262" table:display="true" table:show-details="true"/>
                <table:data-pilot-member table:name="66" table:display="true" table:show-details="true"/>
                <table:data-pilot-member table:name="69,309058326" table:display="true" table:show-details="true"/>
                <table:data-pilot-member table:name="70,0384048104" table:display="true" table:show-details="true"/>
                <table:data-pilot-member table:name="70,2277050265" table:display="true" table:show-details="true"/>
                <table:data-pilot-member table:name="70,625215258" table:display="true" table:show-details="true"/>
                <table:data-pilot-member table:name="70,7700563161" table:display="true" table:show-details="true"/>
                <table:data-pilot-member table:name="71,9984033214" table:display="true" table:show-details="true"/>
                <table:data-pilot-member table:name="72,7124001418" table:display="true" table:show-details="true"/>
                <table:data-pilot-member table:name="74,4341070047" table:display="true" table:show-details="true"/>
                <table:data-pilot-member table:name="75,1622776602" table:display="true" table:show-details="true"/>
                <table:data-pilot-member table:name="76,7703296143" table:display="true" table:show-details="true"/>
                <table:data-pilot-member table:name="77,221050392" table:display="true" table:show-details="true"/>
                <table:data-pilot-member table:name="78,8977350998" table:display="true" table:show-details="true"/>
                <table:data-pilot-member table:name="79,8113883008" table:display="true" table:show-details="true"/>
                <table:data-pilot-member table:name="80,9280044418" table:display="true" table:show-details="true"/>
                <table:data-pilot-member table:name="81" table:display="true" table:show-details="true"/>
                <table:data-pilot-member table:name="81,7466733856" table:display="true" table:show-details="true"/>
                <table:data-pilot-member table:name="83,2689965452" table:display="true" table:show-details="true"/>
                <table:data-pilot-member table:name="85,4185133839" table:display="true" table:show-details="true"/>
                <table:data-pilot-member table:name="90,5828795727" table:display="true" table:show-details="true"/>
                <table:data-pilot-member table:name="90,65100745" table:display="true" table:show-details="true"/>
                <table:data-pilot-member table:name="90,7129373764" table:display="true" table:show-details="true"/>
                <table:data-pilot-member table:name="91,0298851146" table:display="true" table:show-details="true"/>
                <table:data-pilot-member table:name="91,3860260763" table:display="true" table:show-details="true"/>
                <table:data-pilot-member table:name="92,5523918383" table:display="true" table:show-details="true"/>
                <table:data-pilot-member table:name="93,2093727123" table:display="true" table:show-details="true"/>
                <table:data-pilot-member table:name="93,8712394168" table:display="true" table:show-details="true"/>
                <table:data-pilot-member table:name="94,0916574377" table:display="true" table:show-details="true"/>
                <table:data-pilot-member table:name="94,1061515985" table:display="true" table:show-details="true"/>
                <table:data-pilot-member table:name="94,7082039325" table:display="true" table:show-details="true"/>
                <table:data-pilot-member table:name="95,6457011455" table:display="true" table:show-details="true"/>
                <table:data-pilot-member table:name="96,4091187127" table:display="true" table:show-details="true"/>
                <table:data-pilot-member table:name="96,8302786268" table:display="true" table:show-details="true"/>
                <table:data-pilot-member table:name="97,316579597" table:display="true" table:show-details="true"/>
                <table:data-pilot-member table:name="98,2236761485" table:display="true" table:show-details="true"/>
                <table:data-pilot-member table:name="99,2195444573" table:display="true" table:show-details="true"/>
                <table:data-pilot-member table:name="99,7510521173" table:display="true" table:show-details="true"/>
                <table:data-pilot-member table:name="100" table:display="true" table:show-details="true"/>
                <table:data-pilot-member table:name="100,4335443185" table:display="true" table:show-details="true"/>
                <table:data-pilot-member table:name="101" table:display="true" table:show-details="true"/>
                <table:data-pilot-member table:name="101,0735885373" table:display="true" table:show-details="true"/>
                <table:data-pilot-member table:name="101,7416964414" table:display="true" table:show-details="true"/>
                <table:data-pilot-member table:name="102" table:display="true" table:show-details="true"/>
                <table:data-pilot-member table:name="102,1633524326" table:display="true" table:show-details="true"/>
                <table:data-pilot-member table:name="102,2870642109" table:display="true" table:show-details="true"/>
                <table:data-pilot-member table:name="102,7108690605" table:display="true" table:show-details="true"/>
                <table:data-pilot-member table:name="103,1077780816" table:display="true" table:show-details="true"/>
                <table:data-pilot-member table:name="103,2941180514" table:display="true" table:show-details="true"/>
                <table:data-pilot-member table:name="103,5711554686" table:display="true" table:show-details="true"/>
                <table:data-pilot-member table:name="103,9462754724" table:display="true" table:show-details="true"/>
                <table:data-pilot-member table:name="104,3178210633" table:display="true" table:show-details="true"/>
                <table:data-pilot-member table:name="104,3420059464" table:display="true" table:show-details="true"/>
                <table:data-pilot-member table:name="104,4118487455" table:display="true" table:show-details="true"/>
                <table:data-pilot-member table:name="106,3608721412" table:display="true" table:show-details="true"/>
                <table:data-pilot-member table:name="106,6129722775" table:display="true" table:show-details="true"/>
                <table:data-pilot-member table:name="107,0571914885" table:display="true" table:show-details="true"/>
                <table:data-pilot-member table:name="107,7082039325" table:display="true" table:show-details="true"/>
                <table:data-pilot-member table:name="108,1214235776" table:display="true" table:show-details="true"/>
                <table:data-pilot-member table:name="109" table:display="true" table:show-details="true"/>
                <table:data-pilot-member table:name="109,0328065191" table:display="true" table:show-details="true"/>
                <table:data-pilot-member table:name="109,7249978683" table:display="true" table:show-details="true"/>
                <table:data-pilot-member table:name="109,7905420611" table:display="true" table:show-details="true"/>
                <table:data-pilot-member table:name="110,9803642601" table:display="true" table:show-details="true"/>
                <table:data-pilot-member table:name="111,6279109694" table:display="true" table:show-details="true"/>
                <table:data-pilot-member table:name="111,9714227381" table:display="true" table:show-details="true"/>
                <table:data-pilot-member table:name="112,3178490174" table:display="true" table:show-details="true"/>
                <table:data-pilot-member table:name="112,4493493834" table:display="true" table:show-details="true"/>
                <table:data-pilot-member table:name="113,2288704169" table:display="true" table:show-details="true"/>
                <table:data-pilot-member table:name="113,6758919154" table:display="true" table:show-details="true"/>
                <table:data-pilot-member table:name="113,8794209867" table:display="true" table:show-details="true"/>
                <table:data-pilot-member table:name="114,0710678119" table:display="true" table:show-details="true"/>
                <table:data-pilot-member table:name="114,1309075202" table:display="true" table:show-details="true"/>
                <table:data-pilot-member table:name="114,2688927407" table:display="true" table:show-details="true"/>
                <table:data-pilot-member table:name="114,8634243989" table:display="true" table:show-details="true"/>
                <table:data-pilot-member table:name="115,2811638442" table:display="true" table:show-details="true"/>
                <table:data-pilot-member table:name="115,4280470257" table:display="true" table:show-details="true"/>
                <table:data-pilot-member table:name="115,5601954366" table:display="true" table:show-details="true"/>
                <table:data-pilot-member table:name="116,1146729189" table:display="true" table:show-details="true"/>
                <table:data-pilot-member table:name="116,40246672" table:display="true" table:show-details="true"/>
                <table:data-pilot-member table:name="119" table:display="true" table:show-details="true"/>
                <table:data-pilot-member table:name="119,5533027377" table:display="true" table:show-details="true"/>
                <table:data-pilot-member table:name="120,0099276355" table:display="true" table:show-details="true"/>
                <table:data-pilot-member table:name="120,1370559733" table:display="true" table:show-details="true"/>
                <table:data-pilot-member table:name="120,1533695076" table:display="true" table:show-details="true"/>
                <table:data-pilot-member table:name="120,3896840377" table:display="true" table:show-details="true"/>
                <table:data-pilot-member table:name="121" table:display="true" table:show-details="true"/>
                <table:data-pilot-member table:name="121,8160268589" table:display="true" table:show-details="true"/>
                <table:data-pilot-member table:name="121,9825896381" table:display="true" table:show-details="true"/>
                <table:data-pilot-member table:name="122,3329711971" table:display="true" table:show-details="true"/>
                <table:data-pilot-member table:name="123,5925755121" table:display="true" table:show-details="true"/>
                <table:data-pilot-member table:name="123,9493834441" table:display="true" table:show-details="true"/>
                <table:data-pilot-member table:name="124" table:display="true" table:show-details="true"/>
                <table:data-pilot-member table:name="124,5052965193" table:display="true" table:show-details="true"/>
                <table:data-pilot-member table:name="124,8321218174" table:display="true" table:show-details="true"/>
                <table:data-pilot-member table:name="125,4723837467" table:display="true" table:show-details="true"/>
                <table:data-pilot-member table:name="125,6289328396" table:display="true" table:show-details="true"/>
                <table:data-pilot-member table:name="125,9541765817" table:display="true" table:show-details="true"/>
                <table:data-pilot-member table:name="126" table:display="true" table:show-details="true"/>
                <table:data-pilot-member table:name="127,9030822448" table:display="true" table:show-details="true"/>
                <table:data-pilot-member table:name="127,9031675727" table:display="true" table:show-details="true"/>
                <table:data-pilot-member table:name="128,3505778774" table:display="true" table:show-details="true"/>
                <table:data-pilot-member table:name="128,5711554686" table:display="true" table:show-details="true"/>
                <table:data-pilot-member table:name="128,6307104931" table:display="true" table:show-details="true"/>
                <table:data-pilot-member table:name="128,7653218981" table:display="true" table:show-details="true"/>
                <table:data-pilot-member table:name="129,1153083842" table:display="true" table:show-details="true"/>
                <table:data-pilot-member table:name="129,251201192" table:display="true" table:show-details="true"/>
                <table:data-pilot-member table:name="130" table:display="true" table:show-details="true"/>
                <table:data-pilot-member table:name="130,6130606326" table:display="true" table:show-details="true"/>
                <table:data-pilot-member table:name="132,3245553203" table:display="true" table:show-details="true"/>
                <table:data-pilot-member table:name="132,435570462" table:display="true" table:show-details="true"/>
                <table:data-pilot-member table:name="133,131689048" table:display="true" table:show-details="true"/>
                <table:data-pilot-member table:name="133,1548077149" table:display="true" table:show-details="true"/>
                <table:data-pilot-member table:name="133,6258300733" table:display="true" table:show-details="true"/>
                <table:data-pilot-member table:name="134,3224755112" table:display="true" table:show-details="true"/>
                <table:data-pilot-member table:name="134,7238683082" table:display="true" table:show-details="true"/>
                <table:data-pilot-member table:name="135,8607027444" table:display="true" table:show-details="true"/>
                <table:data-pilot-member table:name="136,0979877708" table:display="true" table:show-details="true"/>
                <table:data-pilot-member table:name="136,4826986515" table:display="true" table:show-details="true"/>
                <table:data-pilot-member table:name="137,1206306069" table:display="true" table:show-details="true"/>
                <table:data-pilot-member table:name="137,1638163673" table:display="true" table:show-details="true"/>
                <table:data-pilot-member table:name="137,6097744925" table:display="true" table:show-details="true"/>
                <table:data-pilot-member table:name="137,6450060104" table:display="true" table:show-details="true"/>
                <table:data-pilot-member table:name="137,879004204" table:display="true" table:show-details="true"/>
                <table:data-pilot-member table:name="138,0867927612" table:display="true" table:show-details="true"/>
                <table:data-pilot-member table:name="139,0831891576" table:display="true" table:show-details="true"/>
                <table:data-pilot-member table:name="139,6410227226" table:display="true" table:show-details="true"/>
                <table:data-pilot-member table:name="140" table:display="true" table:show-details="true"/>
                <table:data-pilot-member table:name="140,4381375579" table:display="true" table:show-details="true"/>
                <table:data-pilot-member table:name="140,675716353" table:display="true" table:show-details="true"/>
                <table:data-pilot-member table:name="141,1622776602" table:display="true" table:show-details="true"/>
                <table:data-pilot-member table:name="141,3338578381" table:display="true" table:show-details="true"/>
                <table:data-pilot-member table:name="141,4630752697" table:display="true" table:show-details="true"/>
                <table:data-pilot-member table:name="141,7951365984" table:display="true" table:show-details="true"/>
                <table:data-pilot-member table:name="141,8869440117" table:display="true" table:show-details="true"/>
                <table:data-pilot-member table:name="141,9238978919" table:display="true" table:show-details="true"/>
                <table:data-pilot-member table:name="142" table:display="true" table:show-details="true"/>
                <table:data-pilot-member table:name="142,0384048104" table:display="true" table:show-details="true"/>
                <table:data-pilot-member table:name="142,8423416269" table:display="true" table:show-details="true"/>
                <table:data-pilot-member table:name="143,4016514485" table:display="true" table:show-details="true"/>
                <table:data-pilot-member table:name="143,6955178385" table:display="true" table:show-details="true"/>
                <table:data-pilot-member table:name="143,7372793812" table:display="true" table:show-details="true"/>
                <table:data-pilot-member table:name="143,8882954455" table:display="true" table:show-details="true"/>
                <table:data-pilot-member table:name="143,9694280457" table:display="true" table:show-details="true"/>
                <table:data-pilot-member table:name="144,0823250818" table:display="true" table:show-details="true"/>
                <table:data-pilot-member table:name="144,0892323377" table:display="true" table:show-details="true"/>
                <table:data-pilot-member table:name="144,6306206399" table:display="true" table:show-details="true"/>
                <table:data-pilot-member table:name="144,9112248696" table:display="true" table:show-details="true"/>
                <table:data-pilot-member table:name="145" table:display="true" table:show-details="true"/>
                <table:data-pilot-member table:name="145,4390889146" table:display="true" table:show-details="true"/>
                <table:data-pilot-member table:name="146,1897124015" table:display="true" table:show-details="true"/>
                <table:data-pilot-member table:name="147,8528609776" table:display="true" table:show-details="true"/>
                <table:data-pilot-member table:name="148,2234859937" table:display="true" table:show-details="true"/>
                <table:data-pilot-member table:name="148,2647989645" table:display="true" table:show-details="true"/>
                <table:data-pilot-member table:name="148,2752773442" table:display="true" table:show-details="true"/>
                <table:data-pilot-member table:name="148,5298660538" table:display="true" table:show-details="true"/>
                <table:data-pilot-member table:name="149,8537584544" table:display="true" table:show-details="true"/>
                <table:data-pilot-member table:name="150,1501099818" table:display="true" table:show-details="true"/>
                <table:data-pilot-member table:name="150,4549025432" table:display="true" table:show-details="true"/>
                <table:data-pilot-member table:name="150,7644206534" table:display="true" table:show-details="true"/>
                <table:data-pilot-member table:name="151,8778376429" table:display="true" table:show-details="true"/>
                <table:data-pilot-member table:name="152" table:display="true" table:show-details="true"/>
                <table:data-pilot-member table:name="153,2106399821" table:display="true" table:show-details="true"/>
                <table:data-pilot-member table:name="153,602325267" table:display="true" table:show-details="true"/>
                <table:data-pilot-member table:name="153,8348489544" table:display="true" table:show-details="true"/>
                <table:data-pilot-member table:name="156,9391274215" table:display="true" table:show-details="true"/>
                <table:data-pilot-member table:name="157,6721461039" table:display="true" table:show-details="true"/>
                <table:data-pilot-member table:name="158" table:display="true" table:show-details="true"/>
                <table:data-pilot-member table:name="159,5725240888" table:display="true" table:show-details="true"/>
                <table:data-pilot-member table:name="159,7872309137" table:display="true" table:show-details="true"/>
                <table:data-pilot-member table:name="159,9841146905" table:display="true" table:show-details="true"/>
                <table:data-pilot-member table:name="160,5509048859" table:display="true" table:show-details="true"/>
                <table:data-pilot-member table:name="160,9027670748" table:display="true" table:show-details="true"/>
                <table:data-pilot-member table:name="161,9003392994" table:display="true" table:show-details="true"/>
                <table:data-pilot-member table:name="163,07109207" table:display="true" table:show-details="true"/>
                <table:data-pilot-member table:name="163,6059217465" table:display="true" table:show-details="true"/>
                <table:data-pilot-member table:name="164,2026669424" table:display="true" table:show-details="true"/>
                <table:data-pilot-member table:name="164,4924225025" table:display="true" table:show-details="true"/>
                <table:data-pilot-member table:name="164,9161011687" table:display="true" table:show-details="true"/>
                <table:data-pilot-member table:name="165,7632443866" table:display="true" table:show-details="true"/>
                <table:data-pilot-member table:name="166,8291818585" table:display="true" table:show-details="true"/>
                <table:data-pilot-member table:name="167,1318875985" table:display="true" table:show-details="true"/>
                <table:data-pilot-member table:name="167,8021722991" table:display="true" table:show-details="true"/>
                <table:data-pilot-member table:name="168,4672975013" table:display="true" table:show-details="true"/>
                <table:data-pilot-member table:name="168,91369343" table:display="true" table:show-details="true"/>
                <table:data-pilot-member table:name="170,4873923443" table:display="true" table:show-details="true"/>
                <table:data-pilot-member table:name="171" table:display="true" table:show-details="true"/>
                <table:data-pilot-member table:name="173,6512920442" table:display="true" table:show-details="true"/>
                <table:data-pilot-member table:name="174,2314213214" table:display="true" table:show-details="true"/>
                <table:data-pilot-member table:name="175,2062065898" table:display="true" table:show-details="true"/>
                <table:data-pilot-member table:name="175,4035334183" table:display="true" table:show-details="true"/>
                <table:data-pilot-member table:name="175,5585434887" table:display="true" table:show-details="true"/>
                <table:data-pilot-member table:name="175,806298373" table:display="true" table:show-details="true"/>
                <table:data-pilot-member table:name="179,0588655456" table:display="true" table:show-details="true"/>
                <table:data-pilot-member table:name="179,0972263724" table:display="true" table:show-details="true"/>
                <table:data-pilot-member table:name="179,3287358385" table:display="true" table:show-details="true"/>
                <table:data-pilot-member table:name="181" table:display="true" table:show-details="true"/>
                <table:data-pilot-member table:name="181,4868329805" table:display="true" table:show-details="true"/>
                <table:data-pilot-member table:name="181,659616701" table:display="true" table:show-details="true"/>
                <table:data-pilot-member table:name="181,7623678105" table:display="true" table:show-details="true"/>
                <table:data-pilot-member table:name="182,713261462" table:display="true" table:show-details="true"/>
                <table:data-pilot-member table:name="182,9116404552" table:display="true" table:show-details="true"/>
                <table:data-pilot-member table:name="186,1262344947" table:display="true" table:show-details="true"/>
                <table:data-pilot-member table:name="186,2933857081" table:display="true" table:show-details="true"/>
                <table:data-pilot-member table:name="186,3341323352" table:display="true" table:show-details="true"/>
                <table:data-pilot-member table:name="187,8155147967" table:display="true" table:show-details="true"/>
                <table:data-pilot-member table:name="188,1472928471" table:display="true" table:show-details="true"/>
                <table:data-pilot-member table:name="189,8166632639" table:display="true" table:show-details="true"/>
                <table:data-pilot-member table:name="190,7475246551" table:display="true" table:show-details="true"/>
                <table:data-pilot-member table:name="193,6990084911" table:display="true" table:show-details="true"/>
                <table:data-pilot-member table:name="197,0146363948" table:display="true" table:show-details="true"/>
                <table:data-pilot-member table:name="197,4868329805" table:display="true" table:show-details="true"/>
                <table:data-pilot-member table:name="198,3676791114" table:display="true" table:show-details="true"/>
                <table:data-pilot-member table:name="198,8257493962" table:display="true" table:show-details="true"/>
                <table:data-pilot-member table:name="201,0730614288" table:display="true" table:show-details="true"/>
                <table:data-pilot-member table:name="205,5862284483" table:display="true" table:show-details="true"/>
                <table:data-pilot-member table:name="212,3275786153" table:display="true" table:show-details="true"/>
                <table:data-pilot-member table:name="212,7951008548" table:display="true" table:show-details="true"/>
                <table:data-pilot-member table:name="213" table:display="true" table:show-details="true"/>
                <table:data-pilot-member table:name="213,5912911365" table:display="true" table:show-details="true"/>
                <table:data-pilot-member table:name="214,670622333" table:display="true" table:show-details="true"/>
                <table:data-pilot-member table:name="221,0865626903" table:display="true" table:show-details="true"/>
                <table:data-pilot-member table:name="222,1107702763" table:display="true" table:show-details="true"/>
                <table:data-pilot-member table:name="228,3732836106" table:display="true" table:show-details="true"/>
                <table:data-pilot-member table:name="237,5760071971" table:display="true" table:show-details="true"/>
                <table:data-pilot-member table:name="237,58076907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_distance" table:orientation="data" table:used-hierarchy="-1" table:function="min">
            <table:data-pilot-level calcext:repeat-item-labels="false"/>
          </table:data-pilot-field>
          <table:data-pilot-field table:source-field-name="initial_distance" table:orientation="data" table:used-hierarchy="-1" table:function="average">
            <table:data-pilot-level calcext:repeat-item-labels="false"/>
          </table:data-pilot-field>
        </table:data-pilot-table>
        <table:data-pilot-table table:name="DataPilot2" table:application-data="" table:target-range-address="'Bewertung Durchlauf und Dauer'.A1:'Bewertung Durchlauf und Dauer'.K6" table:buttons="'Bewertung Durchlauf und Dauer'.A2 'Bewertung Durchlauf und Dauer'.B1" table:show-filter-button="false" table:drill-down-on-double-click="false">
          <table:source-cell-range table:cell-range-address="dataset1343.A1:dataset1343.K3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aset" table:orientation="row" table:used-hierarchy="0" table:function="auto">
            <table:data-pilot-level table:show-empty="false" calcext:repeat-item-labels="false">
              <table:data-pilot-members>
                <table:data-pilot-member table:name="skas_4" table:display="true" table:show-details="true"/>
                <table:data-pilot-member table:name="skas_4s" table:display="true" table:show-details="true"/>
                <table:data-pilot-member table:name="skas_4s+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max">
            <table:data-pilot-level table:show-empty="false" calcext:repeat-item-labels="false">
              <table:data-pilot-members>
                <table:data-pilot-member table:name="0,062283725" table:display="true" table:show-details="true"/>
                <table:data-pilot-member table:name="0,062576512" table:display="true" table:show-details="true"/>
                <table:data-pilot-member table:name="0,064459713" table:display="true" table:show-details="true"/>
                <table:data-pilot-member table:name="0,065241938" table:display="true" table:show-details="true"/>
                <table:data-pilot-member table:name="0,065692871" table:display="true" table:show-details="true"/>
                <table:data-pilot-member table:name="0,066339974" table:display="true" table:show-details="true"/>
                <table:data-pilot-member table:name="0,066519935" table:display="true" table:show-details="true"/>
                <table:data-pilot-member table:name="0,066601697" table:display="true" table:show-details="true"/>
                <table:data-pilot-member table:name="0,066889809" table:display="true" table:show-details="true"/>
                <table:data-pilot-member table:name="0,06699114" table:display="true" table:show-details="true"/>
                <table:data-pilot-member table:name="0,06750039" table:display="true" table:show-details="true"/>
                <table:data-pilot-member table:name="0,067609737" table:display="true" table:show-details="true"/>
                <table:data-pilot-member table:name="0,067784347" table:display="true" table:show-details="true"/>
                <table:data-pilot-member table:name="0,067839909" table:display="true" table:show-details="true"/>
                <table:data-pilot-member table:name="0,067868689" table:display="true" table:show-details="true"/>
                <table:data-pilot-member table:name="0,068127797" table:display="true" table:show-details="true"/>
                <table:data-pilot-member table:name="0,068145233" table:display="true" table:show-details="true"/>
                <table:data-pilot-member table:name="0,068254369" table:display="true" table:show-details="true"/>
                <table:data-pilot-member table:name="0,068492056" table:display="true" table:show-details="true"/>
                <table:data-pilot-member table:name="0,068528911" table:display="true" table:show-details="true"/>
                <table:data-pilot-member table:name="0,068710994" table:display="true" table:show-details="true"/>
                <table:data-pilot-member table:name="0,068811546" table:display="true" table:show-details="true"/>
                <table:data-pilot-member table:name="0,069091622" table:display="true" table:show-details="true"/>
                <table:data-pilot-member table:name="0,069268571" table:display="true" table:show-details="true"/>
                <table:data-pilot-member table:name="0,06930201" table:display="true" table:show-details="true"/>
                <table:data-pilot-member table:name="0,06933996" table:display="true" table:show-details="true"/>
                <table:data-pilot-member table:name="0,069351139" table:display="true" table:show-details="true"/>
                <table:data-pilot-member table:name="0,069474015" table:display="true" table:show-details="true"/>
                <table:data-pilot-member table:name="0,069504709" table:display="true" table:show-details="true"/>
                <table:data-pilot-member table:name="0,069548529" table:display="true" table:show-details="true"/>
                <table:data-pilot-member table:name="0,069598579" table:display="true" table:show-details="true"/>
                <table:data-pilot-member table:name="0,069722775" table:display="true" table:show-details="true"/>
                <table:data-pilot-member table:name="0,069840823" table:display="true" table:show-details="true"/>
                <table:data-pilot-member table:name="0,06990967" table:display="true" table:show-details="true"/>
                <table:data-pilot-member table:name="0,070016479" table:display="true" table:show-details="true"/>
                <table:data-pilot-member table:name="0,070110639" table:display="true" table:show-details="true"/>
                <table:data-pilot-member table:name="0,070175075" table:display="true" table:show-details="true"/>
                <table:data-pilot-member table:name="0,070343668" table:display="true" table:show-details="true"/>
                <table:data-pilot-member table:name="0,070439446" table:display="true" table:show-details="true"/>
                <table:data-pilot-member table:name="0,070498004" table:display="true" table:show-details="true"/>
                <table:data-pilot-member table:name="0,070681483" table:display="true" table:show-details="true"/>
                <table:data-pilot-member table:name="0,070685071" table:display="true" table:show-details="true"/>
                <table:data-pilot-member table:name="0,070734372" table:display="true" table:show-details="true"/>
                <table:data-pilot-member table:name="0,070793944" table:display="true" table:show-details="true"/>
                <table:data-pilot-member table:name="0,070808576" table:display="true" table:show-details="true"/>
                <table:data-pilot-member table:name="0,070825302" table:display="true" table:show-details="true"/>
                <table:data-pilot-member table:name="0,070872387" table:display="true" table:show-details="true"/>
                <table:data-pilot-member table:name="0,070982629" table:display="true" table:show-details="true"/>
                <table:data-pilot-member table:name="0,071031093" table:display="true" table:show-details="true"/>
                <table:data-pilot-member table:name="0,071071536" table:display="true" table:show-details="true"/>
                <table:data-pilot-member table:name="0,071249139" table:display="true" table:show-details="true"/>
                <table:data-pilot-member table:name="0,071416065" table:display="true" table:show-details="true"/>
                <table:data-pilot-member table:name="0,071470628" table:display="true" table:show-details="true"/>
                <table:data-pilot-member table:name="0,071762002" table:display="true" table:show-details="true"/>
                <table:data-pilot-member table:name="0,071827503" table:display="true" table:show-details="true"/>
                <table:data-pilot-member table:name="0,072011356" table:display="true" table:show-details="true"/>
                <table:data-pilot-member table:name="0,072014075" table:display="true" table:show-details="true"/>
                <table:data-pilot-member table:name="0,072084421" table:display="true" table:show-details="true"/>
                <table:data-pilot-member table:name="0,072162806" table:display="true" table:show-details="true"/>
                <table:data-pilot-member table:name="0,072246861" table:display="true" table:show-details="true"/>
                <table:data-pilot-member table:name="0,072420226" table:display="true" table:show-details="true"/>
                <table:data-pilot-member table:name="0,072548565" table:display="true" table:show-details="true"/>
                <table:data-pilot-member table:name="0,072604903" table:display="true" table:show-details="true"/>
                <table:data-pilot-member table:name="0,07264384" table:display="true" table:show-details="true"/>
                <table:data-pilot-member table:name="0,072657306" table:display="true" table:show-details="true"/>
                <table:data-pilot-member table:name="0,07277362" table:display="true" table:show-details="true"/>
                <table:data-pilot-member table:name="0,072831853" table:display="true" table:show-details="true"/>
                <table:data-pilot-member table:name="0,072947783" table:display="true" table:show-details="true"/>
                <table:data-pilot-member table:name="0,073085376" table:display="true" table:show-details="true"/>
                <table:data-pilot-member table:name="0,073334834" table:display="true" table:show-details="true"/>
                <table:data-pilot-member table:name="0,073480538" table:display="true" table:show-details="true"/>
                <table:data-pilot-member table:name="0,073484977" table:display="true" table:show-details="true"/>
                <table:data-pilot-member table:name="0,073576313" table:display="true" table:show-details="true"/>
                <table:data-pilot-member table:name="0,07369737" table:display="true" table:show-details="true"/>
                <table:data-pilot-member table:name="0,073852073" table:display="true" table:show-details="true"/>
                <table:data-pilot-member table:name="0,073883852" table:display="true" table:show-details="true"/>
                <table:data-pilot-member table:name="0,074127302" table:display="true" table:show-details="true"/>
                <table:data-pilot-member table:name="0,074301875" table:display="true" table:show-details="true"/>
                <table:data-pilot-member table:name="0,07468879" table:display="true" table:show-details="true"/>
                <table:data-pilot-member table:name="0,0750906" table:display="true" table:show-details="true"/>
                <table:data-pilot-member table:name="0,076256856" table:display="true" table:show-details="true"/>
                <table:data-pilot-member table:name="0,076374108" table:display="true" table:show-details="true"/>
                <table:data-pilot-member table:name="0,07659114" table:display="true" table:show-details="true"/>
                <table:data-pilot-member table:name="0,077127716" table:display="true" table:show-details="true"/>
                <table:data-pilot-member table:name="0,07724552" table:display="true" table:show-details="true"/>
                <table:data-pilot-member table:name="0,077287663" table:display="true" table:show-details="true"/>
                <table:data-pilot-member table:name="0,07732087" table:display="true" table:show-details="true"/>
                <table:data-pilot-member table:name="0,077641292" table:display="true" table:show-details="true"/>
                <table:data-pilot-member table:name="0,077738467" table:display="true" table:show-details="true"/>
                <table:data-pilot-member table:name="0,078313319" table:display="true" table:show-details="true"/>
                <table:data-pilot-member table:name="0,078773992" table:display="true" table:show-details="true"/>
                <table:data-pilot-member table:name="0,078915713" table:display="true" table:show-details="true"/>
                <table:data-pilot-member table:name="0,079139178" table:display="true" table:show-details="true"/>
                <table:data-pilot-member table:name="0,079947199" table:display="true" table:show-details="true"/>
                <table:data-pilot-member table:name="0,080573816" table:display="true" table:show-details="true"/>
                <table:data-pilot-member table:name="0,080866726" table:display="true" table:show-details="true"/>
                <table:data-pilot-member table:name="0,084842163" table:display="true" table:show-details="true"/>
                <table:data-pilot-member table:name="0,085330344" table:display="true" table:show-details="true"/>
                <table:data-pilot-member table:name="0,087943032" table:display="true" table:show-details="true"/>
                <table:data-pilot-member table:name="0,089638015" table:display="true" table:show-details="true"/>
                <table:data-pilot-member table:name="6,795494536" table:display="true" table:show-details="true"/>
                <table:data-pilot-member table:name="6,811620986" table:display="true" table:show-details="true"/>
                <table:data-pilot-member table:name="6,835363092" table:display="true" table:show-details="true"/>
                <table:data-pilot-member table:name="6,875356308" table:display="true" table:show-details="true"/>
                <table:data-pilot-member table:name="6,890677462" table:display="true" table:show-details="true"/>
                <table:data-pilot-member table:name="6,918447472" table:display="true" table:show-details="true"/>
                <table:data-pilot-member table:name="6,947466939" table:display="true" table:show-details="true"/>
                <table:data-pilot-member table:name="6,95768402" table:display="true" table:show-details="true"/>
                <table:data-pilot-member table:name="6,958187866" table:display="true" table:show-details="true"/>
                <table:data-pilot-member table:name="6,987262417" table:display="true" table:show-details="true"/>
                <table:data-pilot-member table:name="7,036798567" table:display="true" table:show-details="true"/>
                <table:data-pilot-member table:name="7,051473305" table:display="true" table:show-details="true"/>
                <table:data-pilot-member table:name="7,060990139" table:display="true" table:show-details="true"/>
                <table:data-pilot-member table:name="7,115178864" table:display="true" table:show-details="true"/>
                <table:data-pilot-member table:name="7,127742093" table:display="true" table:show-details="true"/>
                <table:data-pilot-member table:name="7,157330033" table:display="true" table:show-details="true"/>
                <table:data-pilot-member table:name="7,161626575" table:display="true" table:show-details="true"/>
                <table:data-pilot-member table:name="7,161987157" table:display="true" table:show-details="true"/>
                <table:data-pilot-member table:name="7,162040624" table:display="true" table:show-details="true"/>
                <table:data-pilot-member table:name="7,202560452" table:display="true" table:show-details="true"/>
                <table:data-pilot-member table:name="7,272456004" table:display="true" table:show-details="true"/>
                <table:data-pilot-member table:name="7,277914647" table:display="true" table:show-details="true"/>
                <table:data-pilot-member table:name="7,287610841" table:display="true" table:show-details="true"/>
                <table:data-pilot-member table:name="7,299355847" table:display="true" table:show-details="true"/>
                <table:data-pilot-member table:name="7,312379735" table:display="true" table:show-details="true"/>
                <table:data-pilot-member table:name="7,327638148" table:display="true" table:show-details="true"/>
                <table:data-pilot-member table:name="7,332074594" table:display="true" table:show-details="true"/>
                <table:data-pilot-member table:name="7,337939732" table:display="true" table:show-details="true"/>
                <table:data-pilot-member table:name="7,346874502" table:display="true" table:show-details="true"/>
                <table:data-pilot-member table:name="7,36304048" table:display="true" table:show-details="true"/>
                <table:data-pilot-member table:name="7,371224267" table:display="true" table:show-details="true"/>
                <table:data-pilot-member table:name="7,381666034" table:display="true" table:show-details="true"/>
                <table:data-pilot-member table:name="7,394282987" table:display="true" table:show-details="true"/>
                <table:data-pilot-member table:name="7,394917052" table:display="true" table:show-details="true"/>
                <table:data-pilot-member table:name="7,416945258" table:display="true" table:show-details="true"/>
                <table:data-pilot-member table:name="7,473184921" table:display="true" table:show-details="true"/>
                <table:data-pilot-member table:name="7,520074644" table:display="true" table:show-details="true"/>
                <table:data-pilot-member table:name="7,523882949" table:display="true" table:show-details="true"/>
                <table:data-pilot-member table:name="7,532425194" table:display="true" table:show-details="true"/>
                <table:data-pilot-member table:name="7,564111436" table:display="true" table:show-details="true"/>
                <table:data-pilot-member table:name="7,571390567" table:display="true" table:show-details="true"/>
                <table:data-pilot-member table:name="7,581927442" table:display="true" table:show-details="true"/>
                <table:data-pilot-member table:name="7,598721296" table:display="true" table:show-details="true"/>
                <table:data-pilot-member table:name="7,624096513" table:display="true" table:show-details="true"/>
                <table:data-pilot-member table:name="7,649148107" table:display="true" table:show-details="true"/>
                <table:data-pilot-member table:name="7,662342731" table:display="true" table:show-details="true"/>
                <table:data-pilot-member table:name="7,674359895" table:display="true" table:show-details="true"/>
                <table:data-pilot-member table:name="7,676112128" table:display="true" table:show-details="true"/>
                <table:data-pilot-member table:name="7,683318388" table:display="true" table:show-details="true"/>
                <table:data-pilot-member table:name="7,684239791" table:display="true" table:show-details="true"/>
                <table:data-pilot-member table:name="7,693114013" table:display="true" table:show-details="true"/>
                <table:data-pilot-member table:name="7,718555166" table:display="true" table:show-details="true"/>
                <table:data-pilot-member table:name="7,73750824" table:display="true" table:show-details="true"/>
                <table:data-pilot-member table:name="7,758544855" table:display="true" table:show-details="true"/>
                <table:data-pilot-member table:name="7,759133539" table:display="true" table:show-details="true"/>
                <table:data-pilot-member table:name="7,768731992" table:display="true" table:show-details="true"/>
                <table:data-pilot-member table:name="7,770815069" table:display="true" table:show-details="true"/>
                <table:data-pilot-member table:name="7,77106006" table:display="true" table:show-details="true"/>
                <table:data-pilot-member table:name="7,778233275" table:display="true" table:show-details="true"/>
                <table:data-pilot-member table:name="7,781742387" table:display="true" table:show-details="true"/>
                <table:data-pilot-member table:name="7,818711506" table:display="true" table:show-details="true"/>
                <table:data-pilot-member table:name="7,872924731" table:display="true" table:show-details="true"/>
                <table:data-pilot-member table:name="7,932734685" table:display="true" table:show-details="true"/>
                <table:data-pilot-member table:name="8,04074917" table:display="true" table:show-details="true"/>
                <table:data-pilot-member table:name="8,161607728" table:display="true" table:show-details="true"/>
                <table:data-pilot-member table:name="8,219385258" table:display="true" table:show-details="true"/>
                <table:data-pilot-member table:name="8,267891252" table:display="true" table:show-details="true"/>
                <table:data-pilot-member table:name="8,351814602" table:display="true" table:show-details="true"/>
                <table:data-pilot-member table:name="8,530590047" table:display="true" table:show-details="true"/>
                <table:data-pilot-member table:name="8,55007322" table:display="true" table:show-details="true"/>
                <table:data-pilot-member table:name="8,557155607" table:display="true" table:show-details="true"/>
                <table:data-pilot-member table:name="8,564002463" table:display="true" table:show-details="true"/>
                <table:data-pilot-member table:name="8,601326662" table:display="true" table:show-details="true"/>
                <table:data-pilot-member table:name="8,662639639" table:display="true" table:show-details="true"/>
                <table:data-pilot-member table:name="8,743063435" table:display="true" table:show-details="true"/>
                <table:data-pilot-member table:name="8,74724334" table:display="true" table:show-details="true"/>
                <table:data-pilot-member table:name="8,793797564" table:display="true" table:show-details="true"/>
                <table:data-pilot-member table:name="8,977961334" table:display="true" table:show-details="true"/>
                <table:data-pilot-member table:name="9,109741965" table:display="true" table:show-details="true"/>
                <table:data-pilot-member table:name="9,584038556" table:display="true" table:show-details="true"/>
                <table:data-pilot-member table:name="20,381498895" table:display="true" table:show-details="true"/>
                <table:data-pilot-member table:name="20,390021748" table:display="true" table:show-details="true"/>
                <table:data-pilot-member table:name="20,444772928" table:display="true" table:show-details="true"/>
                <table:data-pilot-member table:name="20,91319726" table:display="true" table:show-details="true"/>
                <table:data-pilot-member table:name="21,182918204" table:display="true" table:show-details="true"/>
                <table:data-pilot-member table:name="21,3882824" table:display="true" table:show-details="true"/>
                <table:data-pilot-member table:name="21,773202466" table:display="true" table:show-details="true"/>
                <table:data-pilot-member table:name="21,81039785" table:display="true" table:show-details="true"/>
                <table:data-pilot-member table:name="22,05135956" table:display="true" table:show-details="true"/>
                <table:data-pilot-member table:name="22,201498208" table:display="true" table:show-details="true"/>
                <table:data-pilot-member table:name="22,339910604" table:display="true" table:show-details="true"/>
                <table:data-pilot-member table:name="22,341690167" table:display="true" table:show-details="true"/>
                <table:data-pilot-member table:name="22,346480793" table:display="true" table:show-details="true"/>
                <table:data-pilot-member table:name="22,362431574" table:display="true" table:show-details="true"/>
                <table:data-pilot-member table:name="22,386786991" table:display="true" table:show-details="true"/>
                <table:data-pilot-member table:name="22,446968499" table:display="true" table:show-details="true"/>
                <table:data-pilot-member table:name="22,638794649" table:display="true" table:show-details="true"/>
                <table:data-pilot-member table:name="22,929532768" table:display="true" table:show-details="true"/>
                <table:data-pilot-member table:name="23,05464798" table:display="true" table:show-details="true"/>
                <table:data-pilot-member table:name="24,6378512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-1" table:function="min">
            <table:data-pilot-level calcext:repeat-item-labels="false"/>
          </table:data-pilot-field>
          <table:data-pilot-field table:source-field-name="duration" table:orientation="data" table:used-hierarchy="-1" table:function="average">
            <table:data-pilot-level calcext:repeat-item-labels="false"/>
          </table:data-pilot-field>
          <table:data-pilot-field table:source-field-name="iterations" table:orientation="data" table:used-hierarchy="0" table:function="count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9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-1" table:function="max">
            <table:data-pilot-level calcext:repeat-item-labels="false"/>
          </table:data-pilot-field>
          <table:data-pilot-field table:source-field-name="iterations" table:orientation="data" table:used-hierarchy="-1" table:function="min">
            <table:data-pilot-level calcext:repeat-item-labels="false"/>
          </table:data-pilot-field>
          <table:data-pilot-field table:source-field-name="iterations" table:orientation="data" table:used-hierarchy="-1" table:function="average">
            <table:data-pilot-level calcext:repeat-item-labels="false"/>
          </table:data-pilot-field>
          <table:data-pilot-field table:source-field-name="best_iteration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est_iteration" table:orientation="data" table:used-hierarchy="-1" table:function="min">
            <table:data-pilot-level calcext:repeat-item-labels="false"/>
          </table:data-pilot-field>
          <table:data-pilot-field table:source-field-name="best_iteration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.00.0000</text:date>, <text:time style:data-style-name="N2" text:time-value="13:57:21.9638748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date>2016-07-28T14:14:09.294156016</dc:date>
    <meta:editing-duration>PT16M47S</meta:editing-duration>
    <meta:editing-cycles>3</meta:editing-cycles>
    <meta:document-statistic meta:table-count="3" meta:cell-count="3433" meta:object-count="0"/>
  </office:meta>
</office:document-meta>
</file>